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2965in"/>
    </style:style>
    <style:style style:name="co9" style:family="table-column">
      <style:table-column-properties fo:break-before="auto" style:column-width="1.4654in"/>
    </style:style>
    <style:style style:name="co10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047in"/>
    </style:style>
    <style:style style:name="co12" style:family="table-column">
      <style:table-column-properties fo:break-before="auto" style:column-width="1.1374in"/>
    </style:style>
    <style:style style:name="co13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0.422in"/>
    </style:style>
    <style:style style:name="co16" style:family="table-column">
      <style:table-column-properties fo:break-before="auto" style:column-width="5.8035in"/>
    </style:style>
    <style:style style:name="co17" style:family="table-column">
      <style:table-column-properties fo:break-before="auto" style:column-width="0.5244in"/>
    </style:style>
    <style:style style:name="co18" style:family="table-column">
      <style:table-column-properties fo:break-before="auto" style:column-width="0.4043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event_list" table:style-name="ta4" table:print="false">
        <office:forms form:automatic-focus="false" form:apply-design-mode="false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6"/>
        <table:table-row table:style-name="ro1">
          <table:table-cell table:style-name="ce4" office:value-type="string">
            <text:p>Line</text:p>
          </table:table-cell>
          <table:table-cell table:style-name="ce4" office:value-type="string">
            <text:p>Text (CEN-English)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Q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4"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4"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ffic proble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tionary traffic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tionary traffic for 1 km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tionary traffic for 2 km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tionary traffic for 3 km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tionary traffic for 4 km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tionary traffic for 6 km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tationary traffic for 10 km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anger of stationary traffic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queuing traffic (with average speeds Q)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queuing traffic for 1 km (with average speeds Q)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queuing traffic for 2 km (with average speeds Q)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queuing traffic for 3 km (with average speeds Q)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queuing traffic for 4 km (with average speeds Q)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queuing traffic for 6 km (with average speeds Q)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queuing traffic for 10 km (with average speeds Q)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nger of queuing traffic (with average speeds Q)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ong queues (with average speeds Q)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low traffic (with average speeds Q)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low traffic for 1 km (with average speeds Q)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low traffic for 2 km (with average speeds Q)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low traffic for 3 km (with average speeds Q)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low traffic for 4 km (with average speeds Q)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low traffic for 6 km (with average speeds Q)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low traffic for 10 km (with average speeds Q)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eavy traffic (with average speeds Q)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raffic heavier than normal (with average speeds Q)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raffic very much heavier than normal (with average speeds Q)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raffic flowing freely (with average speeds Q)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raffic building up (with average speeds Q)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raffic easing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raffic congestion (with average speeds Q)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raffic congestion, average speed of 10 km/h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raffic congestion, average speed of 20 km/h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raffic congestion, average speed of 30 km/h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raffic congestion, average speed of 40 km/h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raffic congestion, average speed of 50 km/h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raffic congestion, average speed of 60 km/h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raffic congestion, average speed of 70 km/h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raffic lighter than normal (with average speeds Q)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queuing traffic (with average speeds Q). Approach with care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queuing traffic around a bend in the road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queuing traffic over the crest of a hill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queuing traffic (with average speeds Q). Danger of stationary traffi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(Q) accident(s). Stationary traffic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(Q) accident(s). Stationary traffic for 1 km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(Q) accident(s). Stationary traffic for 2 km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(Q) accident(s). Stationary traffic for 3 km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(Q) accident(s). Stationary traffic for 4 km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(Q) accident(s). Stationary traffic for 6 km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(Q) accident(s). Stationary traffic for 10 km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(Q) accident(s). Danger of stationary traffic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(Q) accident(s). Queuing traffic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(Q) accident(s). Queuing traffic for 1 km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(Q) accident(s). Queuing traffic for 2 km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(Q) accident(s). Queuing traffic for 3 km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(Q) accident(s). Queuing traffic for 4 km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(Q) accident(s). Queuing traffic for 6 km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(Q) accident(s). Queuing traffic for 10 km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(Q) accident(s). Danger of queuing traffic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(Q) accident(s). Slow traffic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(Q) accident(s). Slow traffic for 1 km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(Q) accident(s). Slow traffic for 2 km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(Q) accident(s). Slow traffic for 3 km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(Q) accident(s). Slow traffic for 4 km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(Q) accident(s). Slow traffic for 6 km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(Q) accident(s). Slow traffic for 10 km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(Q) accident(s). Heavy traffic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(Q) accident(s). Traffic flowing freely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(Q) accident(s). Traffic building up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vehicles slowing to look at (Q) accident(s). Stationary traffic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vehicles slowing to look at (Q) accident(s). Stationary traffic for 1 km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vehicles slowing to look at (Q) accident(s). Stationary traffic for 2 km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ehicles slowing to look at (Q) accident(s). Stationary traffic for 3 km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vehicles slowing to look at (Q) accident(s). Stationary traffic for 4 km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vehicles slowing to look at (Q) accident(s). Stationary traffic for 6 km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vehicles slowing to look at (Q) accident(s). Stationary traffic for 10 km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vehicles slowing to look at (Q) accident(s). Danger of stationary traffic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vehicles slowing to look at (Q) accident(s). Queuing traffic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ehicles slowing to look at (Q) accident(s). Queuing traffic for 1 km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vehicles slowing to look at (Q) accident(s). Queuing traffic for 2 km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vehicles slowing to look at (Q) accident(s). Queuing traffic for 3 km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ehicles slowing to look at (Q) accident(s). Queuing traffic for 4 km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vehicles slowing to look at (Q) accident(s). Queuing traffic for 6 km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ehicles slowing to look at (Q) accident(s). Queuing traffic for 10 km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vehicles slowing to look at (Q) accident(s). Danger of queuing traffic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vehicles slowing to look at (Q) accident(s)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vehicles slowing to look at (Q) accident(s). Slow traffic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vehicles slowing to look at (Q) accident(s). Slow traffic for 1 km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vehicles slowing to look at (Q) accident(s). Slow traffic for 2 km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vehicles slowing to look at (Q) accident(s). Slow traffic for 3 km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ehicles slowing to look at (Q) accident(s). Slow traffic for 4 km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vehicles slowing to look at (Q) accident(s). Slow traffic for 6 km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vehicles slowing to look at (Q) accident(s). Slow traffic for 10 km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vehicles slowing to look at (Q) accident(s). Heavy traffic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ehicles slowing to look at (Q) accident(s). Traffic building up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vehicles slowing to look at (Q) accident(s). Danger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(Q) shed load(s). Stationary traffic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(Q) shed load(s). Stationary traffic for 1 km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(Q) shed load(s). Stationary traffic for 2 km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(Q) shed load(s). Stationary traffic for 3 km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(Q) shed load(s). Stationary traffic for 4 km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(Q) shed load(s). Stationary traffic for 6 km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(Q) shed load(s). Stationary traffic for 10 km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(Q) shed load(s). Danger of stationary traffic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(Q) shed load(s). Queuing traffic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(Q) shed load(s). Queuing traffic for 1 km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(Q) shed load(s). Queuing traffic for 2 km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(Q) shed load(s). Queuing traffic for 3 km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(Q) shed load(s). Queuing traffic for 4 km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(Q) shed load(s). Queuing traffic for 6 km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(Q) shed load(s). Queuing traffic for 10 km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(Q) shed load(s). Danger of queuing traffic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(Q) shed load(s). Slow traffic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(Q) shed load(s). Slow traffic for 1 km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(Q) shed load(s). Slow traffic for 2 km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(Q) shed load(s). Slow traffic for 3 km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(Q) shed load(s). Slow traffic for 4 km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(Q) shed load(s). Slow traffic for 6 km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(Q) shed load(s). Slow traffic for 10 km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(Q) shed load(s). Heavy traffic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(Q) shed load(s). Traffic flowing freely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(Q) shed load(s). Traffic building up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(Q) overturned vehicle(s). Stationary traffic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(Q) overturned vehicle(s). Danger of stationary traffic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(Q) overturned vehicle(s). Queuing traffic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(Q) overturned vehicle(s). Danger of queuing traffic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(Q) overturned vehicle(s). Slow traffic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(Q) overturned vehicle(s). Heavy traffic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(Q) overturned vehicle(s). Traffic building up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tationary traffic due to (Q) earlier accident(s)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anger of stationary traffic due to (Q) earlier accident(s)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Queuing traffic due to (Q) earlier accident(s)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anger of queuing traffic due to (Q) earlier accident(s)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low traffic due to (Q) earlier accident(s)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Heavy traffic due to (Q) earlier accident(s)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raffic building up due to (Q) earlier accident(s)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(Q) broken down vehicle(s). Stationary traffic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(Q) broken down vehicle(s). Danger of stationary traffic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(Q) broken down vehicle(s). Queuing traffic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(Q) broken down vehicle(s). Danger of queuing traffic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(Q) broken down vehicle(s). Slow traffic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(Q) broken down vehicle(s). Heavy traffic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(Q) broken down vehicle(s). Traffic flowing freely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(Q) broken down vehicle(s). Traffic building up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losed ahead. Stationary traffic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losed ahead. Stationary traffic for 1 km</text:p>
          </table:table-cell>
          <table:table-cell office:value-type="float" office:value="411">
            <text:p>41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losed ahead. Stationary traffic for 2 km</text:p>
          </table:table-cell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losed ahead. Stationary traffic for 3 km</text:p>
          </table:table-cell>
          <table:table-cell office:value-type="float" office:value="495">
            <text:p>49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losed ahead. Stationary traffic for 4 km</text:p>
          </table:table-cell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losed ahead. Stationary traffic for 6 km</text:p>
          </table:table-cell>
          <table:table-cell office:value-type="float" office:value="414">
            <text:p>41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losed ahead. Stationary traffic for 10 km</text:p>
          </table:table-cell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losed ahead. Danger of stationary traffic</text:p>
          </table:table-cell>
          <table:table-cell office:value-type="float" office:value="416">
            <text:p>41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losed ahead. Queuing traffic</text:p>
          </table:table-cell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losed ahead. Queuing traffic for 1 km</text:p>
          </table:table-cell>
          <table:table-cell office:value-type="float" office:value="418">
            <text:p>41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losed ahead. Queuing traffic for 2 km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losed ahead. Queuing traffic for 3 km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losed ahead. Queuing traffic for 4 km</text:p>
          </table:table-cell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losed ahead. Queuing traffic for 6 km</text:p>
          </table:table-cell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losed ahead. Queuing traffic for 10 km</text:p>
          </table:table-cell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losed ahead. Danger of queuing traffic</text:p>
          </table:table-cell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losed ahead. Slow traffic</text:p>
          </table:table-cell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losed ahead. Slow traffic for 1 km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closed ahead. Slow traffic for 2 km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losed ahead. Slow traffic for 3 km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losed ahead. Slow traffic for 4 km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losed ahead. Slow traffic for 6 km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losed ahead. Slow traffic for 10 km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losed ahead. Heavy traffic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losed ahead. Traffic flowing freely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losed ahead. Traffic building up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blocked ahead. Stationary traffic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blocked ahead. Stationary traffic for 1 km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blocked ahead. Stationary traffic for 2 km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blocked ahead. Stationary traffic for 3 km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blocked ahead. Stationary traffic for 4 km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blocked ahead. Stationary traffic for 6 km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blocked ahead. Stationary traffic for 10 km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blocked ahead. Danger of stationary traffic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blocked ahead. Queuing traffic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blocked ahead. Queuing traffic for 1 km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blocked ahead. Queuing traffic for 2 km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blocked ahead. Queuing traffic for 3 km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blocked ahead. Queuing traffic for 4 km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blocked ahead. Queuing traffic for 6 km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blocked ahead. Queuing traffic for 10 km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blocked ahead. Danger of queuing traffic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blocked ahead. Slow traffic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blocked ahead. Slow traffic for 1 km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blocked ahead. Slow traffic for 2 km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blocked ahead. Slow traffic for 3 km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blocked ahead. Slow traffic for 4 km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blocked ahead. Slow traffic for 6 km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blocked ahead. Slow traffic for 10 km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blocked ahead. Heavy traffic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blocked ahead. Traffic flowing freely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blocked ahead. Traffic building up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(Q) lanes closed. Stationary traffic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(Q) lanes closed. Stationary traffic for 1 km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(Q) lanes closed. Stationary traffic for 2 km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(Q) lanes closed. Stationary traffic for 3 km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(Q) lanes closed. Stationary traffic for 4 km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(Q) lanes closed. Stationary traffic for 6 km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(Q) lanes closed. Stationary traffic for 10 km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(Q) lanes closed. Danger of stationary traffic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(Q) lanes closed. Queuing traffic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(Q) lanes closed. Queuing traffic for 1 km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(Q) lanes closed. Queuing traffic for 2 km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(Q) lanes closed. Queuing traffic for 3 km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(Q) lanes closed. Queuing traffic for 4 km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(Q) lanes closed. Queuing traffic for 6 km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(Q) lanes closed. Queuing traffic for 10 km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(Q) lanes closed. Danger of queuing traffic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(Q) lanes closed. Slow traffic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(Q) lanes closed. Slow traffic for 1 km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(Q) lanes closed. Slow traffic for 2 km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(Q) lanes closed. Slow traffic for 3 km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(Q) lanes closed. Slow traffic for 4 km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(Q) lanes closed. Slow traffic for 6 km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(Q) lanes closed. Slow traffic for 10 km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(Q) lanes closed. Heavy traffic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(Q)lanes closed. Traffic flowing freely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(Q)lanes closed. Traffic building up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arriageway reduced (from Q lanes) to one lane. Stationary traffic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arriageway reduced (from Q lanes) to one lane. Danger of stationary traffic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arriageway reduced (from Q lanes) to one lane. Queuing traffic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arriageway reduced (from Q lanes) to one lane. Danger of queuing traffic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arriageway reduced (from Q lanes) to one lane. Slow traffic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arriageway reduced (from Q lanes) to one lane. Heavy traffic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arriageway reduced (from Q lanes) to one lane. Traffic flowing freely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arriageway reduced (from Q lanes) to one lane. Traffic building up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carriageway reduced (from Q lanes) to two lanes. Stationary traffic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carriageway reduced (from Q lanes) to two lanes. Danger of stationary traffic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carriageway reduced (from Q lanes) to two lanes. Queuing traffic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carriageway reduced (from Q lanes) to two lanes. Danger of queuing traffic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carriageway reduced (from Q lanes) to two lanes. Slow traffic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arriageway reduced (from Q lanes) to two lanes. Heavy traffic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carriageway reduced (from Q lanes) to two lanes. Traffic flowing freely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carriageway reduced (from Q lanes) to two lanes. Traffic building up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arriageway reduced (from Q lanes) three lanes. Stationary traffic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arriageway reduced (from Q lanes) three lanes. Danger of stationary traffic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carriageway reduced (from Q lanes) three lanes. Queuing traffic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carriageway reduced (from Q lanes) three lanes. Danger of queuing traffic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carriageway reduced (from Q lanes) to three lanes. Slow traffic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arriageway reduced (from Q lanes) to three lanes. Heavy traffic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carriageway reduced (from Q lanes) to three lanes. Traffic flowing freely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arriageway reduced (from Q lanes) to three lanes. Traffic building up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ontraflow. Stationary traffic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contraflow. Stationary traffic for 1 km</text:p>
          </table:table-cell>
          <table:table-cell office:value-type="float" office:value="577">
            <text:p>577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ontraflow. Stationary traffic for 2 km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ontraflow. Stationary traffic for 3 km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ontraflow. Stationary traffic for 4 km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ontraflow. Stationary traffic for 6 km</text:p>
          </table:table-cell>
          <table:table-cell office:value-type="float" office:value="580">
            <text:p>58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contraflow. Stationary traffic for 10 km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contraflow. Danger of stationary traffic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contraflow. Queuing traffic</text:p>
          </table:table-cell>
          <table:table-cell office:value-type="float" office:value="583">
            <text:p>58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ontraflow. Queuing traffic for1km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ontraflow. Queuing traffic for2km</text:p>
          </table:table-cell>
          <table:table-cell office:value-type="float" office:value="585">
            <text:p>58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ontraflow. Queuing traffic for3km</text:p>
          </table:table-cell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contraflow. Queuing traffic for4km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contraflow. Queuing traffic for6km</text:p>
          </table:table-cell>
          <table:table-cell office:value-type="float" office:value="587">
            <text:p>587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contraflow. Queuing traffic for 10 km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contraflow. Danger of queuing traffic</text:p>
          </table:table-cell>
          <table:table-cell office:value-type="float" office:value="589">
            <text:p>589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ontraflow. Slow traffic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contraflow. Slow traffic for 1 km</text:p>
          </table:table-cell>
          <table:table-cell office:value-type="float" office:value="591">
            <text:p>59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ontraflow. Slow traffic for 2 km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contraflow. Slow traffic for 3 km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contraflow. Slow traffic for 4 km</text:p>
          </table:table-cell>
          <table:table-cell office:value-type="float" office:value="593">
            <text:p>593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contraflow. Slow traffic for 6 km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contraflow. Slow traffic for 10 km</text:p>
          </table:table-cell>
          <table:table-cell office:value-type="float" office:value="595">
            <text:p>59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ontraflow. Heavy traffic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ontraflow. Traffic flowing freely</text:p>
          </table:table-cell>
          <table:table-cell office:value-type="float" office:value="599">
            <text:p>599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ontraflow. Traffic building up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narrow lanes. Stationary traffic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narrow lanes. Danger of stationary traffic</text:p>
          </table:table-cell>
          <table:table-cell office:value-type="float" office:value="605">
            <text:p>60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narrow lanes. Queuing traffic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narrow lanes. Danger of queuing traffic</text:p>
          </table:table-cell>
          <table:table-cell office:value-type="float" office:value="607">
            <text:p>60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narrow lanes. Slow traffic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narrow lanes. Heavy traffic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arrow lanes. Traffic flowing freely</text:p>
          </table:table-cell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narrow lanes. Traffic building up</text:p>
          </table:table-cell>
          <table:table-cell office:value-type="float" office:value="613">
            <text:p>613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contraflow with narrow lanes. Stationary traffic</text:p>
          </table:table-cell>
          <table:table-cell office:value-type="float" office:value="614">
            <text:p>614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contraflow with narrow lanes. Danger of stationary traffic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ontraflow with narrow lanes. Queuing traffic</text:p>
          </table:table-cell>
          <table:table-cell office:value-type="float" office:value="616">
            <text:p>61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contraflow with narrow lanes. Danger of queuing traffic</text:p>
          </table:table-cell>
          <table:table-cell office:value-type="float" office:value="617">
            <text:p>61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contraflow with narrow lanes. Slow traffic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ontraflow with narrow lanes. Heavy traffic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contraflow with narrow lanes. Traffic flowing freely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contraflow with narrow lanes. Traffic building up</text:p>
          </table:table-cell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(Q sets of) roadworks. Stationary traffic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(Q sets of) roadworks. Stationary traffic for 1 km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(Q sets of) roadworks. Stationary traffic for 2 km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(Q sets of) roadworks. Stationary traffic for 3 km</text:p>
          </table:table-cell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(Q sets of) roadworks. Stationary traffic for 4 km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(Q sets of) roadworks. Stationary traffic for 6 km</text:p>
          </table:table-cell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(Q sets of) roadworks. Stationary traffic for 10 km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(Q sets of) roadworks. Danger of stationary traffic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(Q sets of) roadworks. Queuing traffic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(Q sets of) roadworks. Queuing traffic for 1 km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(Q sets of) roadworks. Queuing traffic for 2 km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(Q sets of) roadworks. Queuing traffic for 3 km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(Q sets of) roadworks. Queuing traffic for 4 km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(Q sets of) roadworks. Queuing traffic for 6 km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(Q sets of) roadworks. Queuing traffic for 10 km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(Q sets of) roadworks. Danger of queuing traffic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(Q sets of) roadworks. Slow traffic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(Q sets of) roadworks. Slow traffic for 1 km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(Q sets of) roadworks. Slow traffic for 2 km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(Q sets of) roadworks. Slow traffic for 3 km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(Q sets of) roadworks. Slow traffic for 4 km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(Q sets of) roadworks. Slow traffic for 6 km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(Q sets of) roadworks. Slow traffic for 10 km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(Q sets of) roadworks. Heavy traffic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(Q sets of) roadworks. Traffic flowing freely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(Q sets of) roadworks. Traffic building up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(Q sections of) resurfacing work. Stationary traffic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(Q sections of) resurfacing work. Stationary traffic for 1 km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(Q sections of) resurfacing work. Stationary traffic for 2 km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(Q sections of) resurfacing work. Stationary traffic for 3 km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(Q sections of) resurfacing work. Stationary traffic for 4 km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(Q sections of) resurfacing work. Stationary traffic for 6 km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(Q sections of) resurfacing work. Stationary traffic for 10 km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(Q sections of) resurfacing work. Danger of stationary traffic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(Q sections of) resurfacing work. Queuing traffic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(Q sections of) resurfacing work. Queuing traffic for 1 km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(Q sections of) resurfacing work. Queuing traffic for 2 km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(Q sections of) resurfacing work. Queuing traffic for 3 km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(Q sections of) resurfacing work. Queuing traffic for 4 km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(Q sections of) resurfacing work. Queuing traffic for 6 km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(Q sections of) resurfacing work. Queuing traffic for 10 km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(Q sections of) resurfacing work. Danger of queuing traffic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(Q sections of) resurfacing work. traffic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(Q sections of) resurfacing work. traffic for 1 km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(Q sections of) resurfacing work. traffic for 2 km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(Q sections of) resurfacing work. traffic for 3 km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(Q sections of) resurfacing work. traffic for 4 km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(Q sections of) resurfacing work. traffic for 6 km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(Q sections of) resurfacing work. traffic for 10 km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(Q sections of) resurfacing work. Heavy traffic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(Q sections of) resurfacing work. Traffic flowing freely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(Q sections of) resurfacing work. Traffic building up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(Q sets of) road marking work. Stationary traffic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(Q sets of) road marking work. Danger of stationary traffic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(Q sets of) road marking work. Queuing traffic</text:p>
          </table:table-cell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(Q sets of) road marking work. Danger of queuing traffic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(Q sets of) road marking work. Slow traffic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(Q sets of) road marking work. Heavy traffic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(Q sets of) road marking work. Traffic flowing freely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(Q sets of) road marking work. Traffic building up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(Q sets of) slow moving maintenance vehicles. Stationary traffic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(Q sets of) slow moving maintenance vehicles. Danger of stationary traffic</text:p>
          </table:table-cell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(Q sets of) slow moving maintenance vehicles. Queuing traffic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(Q sets of) slow moving maintenance vehicles. Danger of queuing traffic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(Q sets of) slow moving maintenance vehicles. Slow traffic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(Q sets of) slow moving maintenance vehicles. Heavy traffic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(Q sets of) slow moving maintenance vehicles. Traffic flowing freely</text:p>
          </table:table-cell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(Q sets of) slow moving maintenance vehicles. Traffic building up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flooding. Stationary traffic</text:p>
          </table:table-cell>
          <table:table-cell office:value-type="float" office:value="928">
            <text:p>928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flooding. Danger of stationary traffic</text:p>
          </table:table-cell>
          <table:table-cell office:value-type="float" office:value="929">
            <text:p>929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flooding. Queuing traffic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flooding. Danger of queuing traffic</text:p>
          </table:table-cell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flooding. Slow traffic</text:p>
          </table:table-cell>
          <table:table-cell office:value-type="float" office:value="932">
            <text:p>93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flooding. Heavy traffic</text:p>
          </table:table-cell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flooding. Traffic flowing freely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flooding. Traffic building up</text:p>
          </table:table-cell>
          <table:table-cell office:value-type="float" office:value="937">
            <text:p>93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ajor event. Stationary traffic</text:p>
          </table:table-cell>
          <table:table-cell office:value-type="float" office:value="1517">
            <text:p>1517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jor event. Danger of stationary traffic</text:p>
          </table:table-cell>
          <table:table-cell office:value-type="float" office:value="1518">
            <text:p>151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ajor event. Queuing traffic</text:p>
          </table:table-cell>
          <table:table-cell office:value-type="float" office:value="1519">
            <text:p>1519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ajor event. Danger of queuing traffic</text:p>
          </table:table-cell>
          <table:table-cell office:value-type="float" office:value="1520">
            <text:p>152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ajor event. Slow traffic</text:p>
          </table:table-cell>
          <table:table-cell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ajor event. Heavy traffic</text:p>
          </table:table-cell>
          <table:table-cell office:value-type="float" office:value="1523">
            <text:p>1523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ajor event. Traffic flowing freely</text:p>
          </table:table-cell>
          <table:table-cell office:value-type="float" office:value="1525">
            <text:p>152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ajor event. Traffic building up</text:p>
          </table:table-cell>
          <table:table-cell office:value-type="float" office:value="1526">
            <text:p>152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ports meeting. Stationary traffic</text:p>
          </table:table-cell>
          <table:table-cell office:value-type="float" office:value="1531">
            <text:p>153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ports meeting. Danger of stationary traffic</text:p>
          </table:table-cell>
          <table:table-cell office:value-type="float" office:value="1532">
            <text:p>153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ports meeting. Queuing traffic</text:p>
          </table:table-cell>
          <table:table-cell office:value-type="float" office:value="1533">
            <text:p>153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ports meeting. Danger of queuing traffic</text:p>
          </table:table-cell>
          <table:table-cell office:value-type="float" office:value="1534">
            <text:p>1534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ports meeting. Slow traffic</text:p>
          </table:table-cell>
          <table:table-cell office:value-type="float" office:value="1535">
            <text:p>1535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ports meeting. Heavy traffic</text:p>
          </table:table-cell>
          <table:table-cell office:value-type="float" office:value="1537">
            <text:p>1537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ports meeting. Traffic flowing freely</text:p>
          </table:table-cell>
          <table:table-cell office:value-type="float" office:value="1539">
            <text:p>1539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ports meeting. Traffic building up</text:p>
          </table:table-cell>
          <table:table-cell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air. Stationary traffic</text:p>
          </table:table-cell>
          <table:table-cell office:value-type="float" office:value="1545">
            <text:p>154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fair. Danger of stationary traffic</text:p>
          </table:table-cell>
          <table:table-cell office:value-type="float" office:value="1546">
            <text:p>154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fair. Queuing traffic</text:p>
          </table:table-cell>
          <table:table-cell office:value-type="float" office:value="1547">
            <text:p>1547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fair. Danger of queuing traffic</text:p>
          </table:table-cell>
          <table:table-cell office:value-type="float" office:value="1548">
            <text:p>154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fair. Slow traffic</text:p>
          </table:table-cell>
          <table:table-cell office:value-type="float" office:value="1549">
            <text:p>1549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air. Heavy traffic</text:p>
          </table:table-cell>
          <table:table-cell office:value-type="float" office:value="1551">
            <text:p>155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air. Traffic flowing freely</text:p>
          </table:table-cell>
          <table:table-cell office:value-type="float" office:value="1553">
            <text:p>1553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fair. Traffic building up</text:p>
          </table:table-cell>
          <table:table-cell office:value-type="float" office:value="1554">
            <text:p>155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ecurity alert. Stationary traffic</text:p>
          </table:table-cell>
          <table:table-cell office:value-type="float" office:value="1571">
            <text:p>157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ecurity alert. Danger of stationary traffic</text:p>
          </table:table-cell>
          <table:table-cell office:value-type="float" office:value="1572">
            <text:p>157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ecurity alert. Queuing traffic</text:p>
          </table:table-cell>
          <table:table-cell office:value-type="float" office:value="1573">
            <text:p>157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ecurity alert. Danger of queuing traffic</text:p>
          </table:table-cell>
          <table:table-cell office:value-type="float" office:value="1574">
            <text:p>157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ecurity alert. Slow traffic</text:p>
          </table:table-cell>
          <table:table-cell office:value-type="float" office:value="1575">
            <text:p>157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ecurity alert. Heavy traffic</text:p>
          </table:table-cell>
          <table:table-cell office:value-type="float" office:value="1577">
            <text:p>157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evacuation. Heavy traffic</text:p>
          </table:table-cell>
          <table:table-cell office:value-type="float" office:value="1495">
            <text:p>149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ecurity alert. Traffic flowing freely</text:p>
          </table:table-cell>
          <table:table-cell office:value-type="float" office:value="1586">
            <text:p>158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ecurity alert. Traffic building up</text:p>
          </table:table-cell>
          <table:table-cell office:value-type="float" office:value="1579">
            <text:p>1579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(Q sets of) traffic lights not working. Stationary traffic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(Q sets of) traffic lights not working. Danger of stationary traffic</text:p>
          </table:table-cell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(Q sets of) traffic lights not working. Queuing traffic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(Q sets of) traffic lights not working. Danger of queuing traffic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(Q sets of) traffic lights not working. Slow traffic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(Q sets of) traffic lights not working. Heavy traffic</text:p>
          </table:table-cell>
          <table:table-cell office:value-type="float" office:value="1813">
            <text:p>1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(Q sets of) traffic lights not working. Traffic flowing freely</text:p>
          </table:table-cell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(Q sets of) traffic lights not working. Traffic building up</text:p>
          </table:table-cell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level crossing failure. Stationary traffic</text:p>
          </table:table-cell>
          <table:table-cell office:value-type="float" office:value="1820">
            <text:p>182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level crossing failure. Danger of stationary traffic</text:p>
          </table:table-cell>
          <table:table-cell office:value-type="float" office:value="1821">
            <text:p>182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level crossing failure. Queuing traffic</text:p>
          </table:table-cell>
          <table:table-cell office:value-type="float" office:value="1822">
            <text:p>182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level crossing failure. Danger of queuing traffic</text:p>
          </table:table-cell>
          <table:table-cell office:value-type="float" office:value="1823">
            <text:p>1823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level crossing failure. Slow traffic</text:p>
          </table:table-cell>
          <table:table-cell office:value-type="float" office:value="1824">
            <text:p>1824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level crossing failure. Heavy traffic</text:p>
          </table:table-cell>
          <table:table-cell office:value-type="float" office:value="1826">
            <text:p>1826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evel crossing failure. Traffic flowing freely</text:p>
          </table:table-cell>
          <table:table-cell office:value-type="float" office:value="1828">
            <text:p>1828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level crossing failure. Traffic building up</text:p>
          </table:table-cell>
          <table:table-cell office:value-type="float" office:value="1829">
            <text:p>1829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no problems to report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raffic congestion cleared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traffic has returned to normal</text:p>
          </table:table-cell>
          <table:table-cell office:value-type="float" office:value="1584">
            <text:p>158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essage cancelled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traffic problem expected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tationary traffic expected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queuing traffic expected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low traffic expected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heavy traffic expected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traffic congestion expected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(Q) accident(s). Slow traffic expected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(Q) accident(s). Heavy traffic expected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vehicles slowing to look at (Q) accident(s). Slow traffic expected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vehicles slowing to look at (Q) accident(s). Heavy traffic expected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(Q) shed load(s). Slow traffic expected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(Q) shed load(s). Heavy traffic expected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(Q) overturned vehicle(s). Slow traffic expected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(Q) overturned vehicle(s). Heavy traffic expected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(Q) broken down vehicle(s). Slow traffic expected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(Q) broken down vehicle(s). Heavy traffic expected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losed ahead. Slow traffic expected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losed ahead. Heavy traffic expected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blocked ahead. Slow traffic expected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blocked ahead. Heavy traffic expected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(Q) lanes closed. Slow traffic expected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(Q) lanes closed. Heavy traffic expected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carriageway reduced (from Q lanes) to one lane. Slow traffic expected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carriageway reduced (from Q lanes) to one lane. Heavy traffic expected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carriageway reduced (from Q lanes) to two lanes. Slow traffic expected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carriageway reduced (from Q lanes) to two lanes. Heavy traffic expected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arriageway reduced (from Q lanes) to three lanes. Slow traffic expected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arriageway reduced (from Q lanes) to three lanes. Heavy traffic expected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ontraflow. Slow traffic expected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contraflow. Heavy traffic expected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narrow lanes. Slow traffic expected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narrow lanes. Heavy traffic expected</text:p>
          </table:table-cell>
          <table:table-cell office:value-type="float" office:value="611">
            <text:p>61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contraflow with narrow lanes. Slow traffic expected</text:p>
          </table:table-cell>
          <table:table-cell office:value-type="float" office:value="619">
            <text:p>619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ontraflow with narrow lanes. Heavy traffic expected</text:p>
          </table:table-cell>
          <table:table-cell office:value-type="float" office:value="621">
            <text:p>62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(Q sets of) roadworks. Slow traffic expected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(Q sets of) roadworks. Heavy traffic expected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(Q sections of) resurfacing work. Slow traffic expected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(Q sections of) resurfacing work. Heavy traffic expected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(Q sets of) road marking work. Slow traffic expected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(Q sets of) road marking work. Heavy traffic expected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(Q sets of) slow moving maintenance vehicles. Slow traffic expected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(Q sets of) slow moving maintenance vehicles. Heavy traffic expected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flooding. Slow traffic expected</text:p>
          </table:table-cell>
          <table:table-cell office:value-type="float" office:value="933">
            <text:p>933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flooding. Heavy traffic expected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major event. Slow traffic expected</text:p>
          </table:table-cell>
          <table:table-cell office:value-type="float" office:value="1522">
            <text:p>152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major event. Heavy traffic expected</text:p>
          </table:table-cell>
          <table:table-cell office:value-type="float" office:value="1524">
            <text:p>1524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ports meeting. Slow traffic expected</text:p>
          </table:table-cell>
          <table:table-cell office:value-type="float" office:value="1536">
            <text:p>153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ports meeting. Heavy traffic expected</text:p>
          </table:table-cell>
          <table:table-cell office:value-type="float" office:value="1538">
            <text:p>1538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fair. Slow traffic expected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air. Heavy traffic expected</text:p>
          </table:table-cell>
          <table:table-cell office:value-type="float" office:value="1552">
            <text:p>155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ecurity alert. Slow traffic expected</text:p>
          </table:table-cell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ecurity alert. Heavy traffic expected</text:p>
          </table:table-cell>
          <table:table-cell office:value-type="float" office:value="1578">
            <text:p>157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(Q sets of) traffic lights not working. Slow traffic expected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(Q sets of) traffic lights not working. Heavy traffic expected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level crossing failure. Slow traffic expected</text:p>
          </table:table-cell>
          <table:table-cell office:value-type="float" office:value="1825">
            <text:p>182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level crossing failure. Heavy traffic expected</text:p>
          </table:table-cell>
          <table:table-cell office:value-type="float" office:value="1827">
            <text:p>182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normal traffic expected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message cancelled</text:p>
          </table:table-cell>
          <table:table-cell office:value-type="float" office:value="1589">
            <text:p>1589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(Q) accident(s)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(Q) serious accident(s)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multi-vehicle accident (involving Q vehicles)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accident involving (a/Q) heavy lorr(y/ies)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accident involving (a/Q) bus(es)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(Q) accident(s) involving hazardous materials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(Q) fuel spillage accident(s)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(Q) chemical spillage accident(s)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(Q) oil spillage accident(s)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(Q) overturned vehicle(s)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(Q) overturned heavy lorr(y/ies)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(Q) jack-knifed trailer(s)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(Q) jack-knifed caravan(s)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(Q) jack-knifed articulated lorr(y/ies)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(Q) vehicle fire(s)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(Q) vehicle(s) spun around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(Q) overturned vehicle(s). Danger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(Q) earlier accident(s)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accident investigation work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accident investigation work. Danger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(Q) accident(s) in roadworks area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(Q) accident(s), traffic being directed around accident are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(Q) secondary accident(s)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(Q) secondary accident(s). Danger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(Q) accident(s) in the opposing lanes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all accidents cleared, no problems to report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accident cleared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message cancelled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(Q) incident(s)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(Q) broken down vehicle(s)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(Q) broken down vehicle(s). Danger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(Q) broken down heavy lorr(y/ies)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(Q) broken down heavy lorr(y/ies). Danger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(Q) broken down bus(es)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over-height warning system triggered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clearance work</text:p>
          </table:table-cell>
          <table:table-cell office:value-type="float" office:value="924">
            <text:p>924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clearance work. Danger</text:p>
          </table:table-cell>
          <table:table-cell office:value-type="float" office:value="1034">
            <text:p>1034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rescue and recovery work in progress</text:p>
          </table:table-cell>
          <table:table-cell office:value-type="float" office:value="397">
            <text:p>397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rescue and recovery work in progress. Danger</text:p>
          </table:table-cell>
          <table:table-cell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incident cleared</text:p>
          </table:table-cell>
          <table:table-cell office:value-type="float" office:value="396">
            <text:p>396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road cleared</text:p>
          </table:table-cell>
          <table:table-cell office:value-type="float" office:value="395">
            <text:p>395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message cancelled</text:p>
          </table:table-cell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intermittent short term closures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Closed</text:p>
          </table:table-cell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road closed due to (Q) accident(s)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closed, rescue and recovery work in progres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(Q) lane(s) closed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(Q) right lane(s) closed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(Q) centre lane(s) closed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(Q) left lane(s) closed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hard shoulder closed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emergency lane closed</text:p>
          </table:table-cell>
          <table:table-cell office:value-type="float" office:value="637">
            <text:p>637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(Q) overtaking lane(s) closed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one lane closed</text:p>
          </table:table-cell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two lanes closed</text:p>
          </table:table-cell>
          <table:table-cell office:value-type="float" office:value="505">
            <text:p>505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three lanes closed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carriageway reduced (from Q lanes) one lane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carriageway reduced (from Q lanes) two lanes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carriageway reduced (from Q lanes) three lanes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contraflow. Carriageway reduced (from Q lanes) to one lane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contraflow. Carriageway reduced (from Q lanes) to two lanes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contraflow. Carriageway reduced (from Q lanes) to three lanes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closed due to (Q sets of) roadworks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(Q sets of) roadworks. Right lane closed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(Q sets of) roadworks. Centre lane closed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(Q sets of) roadworks. Left lane closed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(Q sets of) roadworks. Hard shoulder closed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(Q sets of) roadworks. Two lanes closed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(Q sets of) roadworks. Three lanes closed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roadworks, (Q) overtaking lane(s) closed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roadworks. Carriageway reduced (from Q lanes) to one lane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roadworks. Carriageway reduced (from Q lanes) to two lanes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roadworks. Carriageway reduced (from Q lanes) to three lanes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resurfacing work. Carriageway reduced (from Q lanes) to one lane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resurfacing work. Carriageway reduced (from Q lanes) to two lanes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resurfacing work. Carriageway reduced (from Q lanes) to three lanes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(Q sets of) road marking work. Right lane closed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(Q sets of) road marking work. Centre lane closed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(Q sets of) road marking work. Left lane closed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(Q sets of) road marking work. Hard shoulder closed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(Q sets of) road marking work. Two lanes closed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(Q sets of) road marking work. Three lanes closed</text:p>
          </table:table-cell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(Q sets of) slow moving maintenance vehicles. Right lane closed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(Q sets of) slow moving maintenance vehicles. Centre lane closed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(Q sets of) slow moving maintenance vehicles. Left lane closed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(Q sets of) slow moving maintenance vehicles. Two lanes closed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(Q sets of) slow moving maintenance vehicles. Three lanes closed</text:p>
          </table:table-cell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closed for bridge demolition work (at Q bridges)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oad closed due to landslips</text:p>
          </table:table-cell>
          <table:table-cell office:value-type="float" office:value="947">
            <text:p>947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road closed due to burst water main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closed due to serious fire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ubsidence. Carriageway reduced (from Q lanes) to one lane</text:p>
          </table:table-cell>
          <table:table-cell office:value-type="float" office:value="951">
            <text:p>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ubsidence. Carriageway reduced (from Q lanes) to two lanes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ubsidence. Carriageway reduced (from Q lanes) to three lanes</text:p>
          </table:table-cell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closed due to sewer collapse</text:p>
          </table:table-cell>
          <table:table-cell office:value-type="float" office:value="956">
            <text:p>956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closed due to gas leak</text:p>
          </table:table-cell>
          <table:table-cell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closed for clearance work</text:p>
          </table:table-cell>
          <table:table-cell office:value-type="float" office:value="969">
            <text:p>969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now on the road. Carriageway reduced (from Q lanes) to one lane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now on the road. Carriageway reduced (from Q lanes) to two lanes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now on the road. Carriageway reduced (from Q lanes) to three lanes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(Q) accident(s). Right lane blocked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(Q) accident(s). Centre lane blocked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(Q) accident(s). Left lane blocked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(Q) accident(s). Hard shoulder blocked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(Q) accident(s). Two lanes blocked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(Q) accident(s). Three lanes blocked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blocked by (Q) shed load(s)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(Q) shed load(s). Right lane blocked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(Q) shed load(s). Centre lane blocked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(Q) shed load(s). Left lane blocked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(Q) shed load(s). Hard shoulder blocked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(Q) shed load(s). Two lanes blocked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(Q) shed load(s). Three lanes blocked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blocked by (Q) overturned vehicle(s)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(Q) overturned vehicle(s). Right lane blocked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(Q) overturned vehicle(s). Centre lane blocked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(Q) overturned vehicle(s). Left lane blocked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(Q) overturned vehicle(s). Two lanes blocked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(Q) overturned vehicle(s). Three lanes blocked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blocked by (Q) broken down vehicle(s).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(Q) broken down vehicle(s). Right lane blocked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(Q) broken down lane vehicle(s). Centre lane blocked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(Q) broken down vehicle(s). Left lane blocked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(Q) broken down vehicle(s). Hard shoulder blocked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(Q) broken down vehicle(s). Two lanes blocked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(Q) broken down vehicle(s). Three lanes blocked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blocked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(Q) lane(s) blocked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(Q) right lane(s) blocked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(Q) centre lane(s) blocked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(Q) left lane(s) blocked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hard shoulder blocked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emergency lane blocked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(Q) overtaking lane(s) blocked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One lane blocked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Two lanes blocked</text:p>
          </table:table-cell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three lanes blocked</text:p>
          </table:table-cell>
          <table:table-cell office:value-type="float" office:value="512">
            <text:p>512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blocked by (Q) obstruction(s) on the road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blocked due to spillage on roadway</text:p>
          </table:table-cell>
          <table:table-cell office:value-type="float" office:value="982">
            <text:p>982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blocked by storm damage</text:p>
          </table:table-cell>
          <table:table-cell office:value-type="float" office:value="925">
            <text:p>925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blocked by (Q) fallen trees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blocked by fallen power cables</text:p>
          </table:table-cell>
          <table:table-cell office:value-type="float" office:value="987">
            <text:p>987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ontraflow</text:p>
          </table:table-cell>
          <table:table-cell office:value-type="float" office:value="517">
            <text:p>517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narrow lanes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ontraflow with narrow lanes</text:p>
          </table:table-cell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ingle alternate line traffic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(Q sets of) roadworks. Contraflow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(Q sets of) roadworks. Single alternate line traffic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(Q sections of) resurfacing work. Contraflow</text:p>
          </table:table-cell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(Q sections of) resurfacing work. Single alternate line traffic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ubsidence. Contraflow in operation</text:p>
          </table:table-cell>
          <table:table-cell office:value-type="float" office:value="954">
            <text:p>954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turning lane closed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turning lane blocked</text:p>
          </table:table-cell>
          <table:table-cell office:value-type="float" office:value="643">
            <text:p>643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rawler lane closed</text:p>
          </table:table-cell>
          <table:table-cell office:value-type="float" office:value="639">
            <text:p>639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low vehicle lane closed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heavy vehicle lane closed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crawler lane blocked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low vehicle lane blocked</text:p>
          </table:table-cell>
          <table:table-cell office:value-type="float" office:value="645">
            <text:p>645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heavy vehicle lane blocked</text:p>
          </table:table-cell>
          <table:table-cell office:value-type="float" office:value="679">
            <text:p>679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lane blockages cleared</text:p>
          </table:table-cell>
          <table:table-cell office:value-type="float" office:value="657">
            <text:p>657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road cleared</text:p>
          </table:table-cell>
          <table:table-cell office:value-type="float" office:value="631">
            <text:p>631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contraflow removed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reopened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open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lane closures removed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carriageway closed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both directions closed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message cancelled</text:p>
          </table:table-cell>
          <table:table-cell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table:number-columns-repeated="3"/>
        </table:table-row>
        <table:table-row table:style-name="ro1">
          <table:table-cell office:value-type="float" office:value="677">
            <text:p>677</text:p>
          </table:table-cell>
          <table:table-cell table:number-columns-repeated="3"/>
        </table:table-row>
        <table:table-row table:style-name="ro1">
          <table:table-cell office:value-type="float" office:value="678">
            <text:p>678</text:p>
          </table:table-cell>
          <table:table-cell table:number-columns-repeated="3"/>
        </table:table-row>
        <table:table-row table:style-name="ro1">
          <table:table-cell office:value-type="float" office:value="679">
            <text:p>679</text:p>
          </table:table-cell>
          <table:table-cell table:number-columns-repeated="3"/>
        </table:table-row>
        <table:table-row table:style-name="ro1">
          <table:table-cell office:value-type="float" office:value="680">
            <text:p>680</text:p>
          </table:table-cell>
          <table:table-cell table:number-columns-repeated="3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parallel carriageway closed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right-hand parallel carriageway closed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left-hand parallel carriageway closed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express lanes closed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through traffic lanes closed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local lanes closed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parallel carriageway blocked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right-hand parallel carriageway blocked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left-hand parallel carriageway blocked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express lanes blocked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through traffic lanes blocked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local lanes blocked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bus lane closed</text:p>
          </table:table-cell>
          <table:table-cell office:value-type="float" office:value="1982">
            <text:p>1982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bus lane blocked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bridge blocked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tunnel blocked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table:number-columns-repeated="3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all carriageways cleared</text:p>
          </table:table-cell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all carriageways reopened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number-columns-repeated="3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message cancelled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table:number-columns-repeated="3"/>
        </table:table-row>
        <table:table-row table:style-name="ro1">
          <table:table-cell office:value-type="float" office:value="703">
            <text:p>703</text:p>
          </table:table-cell>
          <table:table-cell table:number-columns-repeated="3"/>
        </table:table-row>
        <table:table-row table:style-name="ro1">
          <table:table-cell office:value-type="float" office:value="704">
            <text:p>704</text:p>
          </table:table-cell>
          <table:table-cell table:number-columns-repeated="3"/>
        </table:table-row>
        <table:table-row table:style-name="ro1">
          <table:table-cell office:value-type="float" office:value="705">
            <text:p>705</text:p>
          </table:table-cell>
          <table:table-cell table:number-columns-repeated="3"/>
        </table:table-row>
        <table:table-row table:style-name="ro1">
          <table:table-cell office:value-type="float" office:value="706">
            <text:p>706</text:p>
          </table:table-cell>
          <table:table-cell table:number-columns-repeated="3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(Q th) exit slip road closed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(Q) exit slip road(s) closed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(Q th) exit slip road blocked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exit blocked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lip roads closed</text:p>
          </table:table-cell>
          <table:table-cell office:value-type="float" office:value="408">
            <text:p>408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lip roads blocked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lip road restrictions</text:p>
          </table:table-cell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connecting carriageway closed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connecting carriageway blocked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table:number-columns-repeated="3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exit reopened</text:p>
          </table:table-cell>
          <table:table-cell office:value-type="float" office:value="633">
            <text:p>633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lip roads reopened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message cancelled</text:p>
          </table:table-cell>
          <table:table-cell office:value-type="float" office:value="673">
            <text:p>673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table:number-columns-repeated="3"/>
        </table:table-row>
        <table:table-row table:style-name="ro1">
          <table:table-cell office:value-type="float" office:value="722">
            <text:p>722</text:p>
          </table:table-cell>
          <table:table-cell table:number-columns-repeated="3"/>
        </table:table-row>
        <table:table-row table:style-name="ro1">
          <table:table-cell office:value-type="float" office:value="723">
            <text:p>723</text:p>
          </table:table-cell>
          <table:table-cell table:number-columns-repeated="3"/>
        </table:table-row>
        <table:table-row table:style-name="ro1">
          <table:table-cell office:value-type="float" office:value="724">
            <text:p>724</text:p>
          </table:table-cell>
          <table:table-cell table:number-columns-repeated="3"/>
        </table:table-row>
        <table:table-row table:style-name="ro1">
          <table:table-cell office:value-type="float" office:value="725">
            <text:p>725</text:p>
          </table:table-cell>
          <table:table-cell table:number-columns-repeated="3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(Q th) entry slip road closed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(Q) entry slip road(s) closed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(Q th) entry slip road blocked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entry blocked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number-columns-repeated="3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entry reopened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table:number-columns-repeated="3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message cancelled</text:p>
          </table:table-cell>
          <table:table-cell office:value-type="float" office:value="399">
            <text:p>399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table:number-columns-repeated="3"/>
        </table:table-row>
        <table:table-row table:style-name="ro1">
          <table:table-cell office:value-type="float" office:value="735">
            <text:p>735</text:p>
          </table:table-cell>
          <table:table-cell table:number-columns-repeated="3"/>
        </table:table-row>
        <table:table-row table:style-name="ro1">
          <table:table-cell office:value-type="float" office:value="736">
            <text:p>736</text:p>
          </table:table-cell>
          <table:table-cell table:number-columns-repeated="3"/>
        </table:table-row>
        <table:table-row table:style-name="ro1">
          <table:table-cell office:value-type="float" office:value="737">
            <text:p>737</text:p>
          </table:table-cell>
          <table:table-cell table:number-columns-repeated="3"/>
        </table:table-row>
        <table:table-row table:style-name="ro1">
          <table:table-cell office:value-type="float" office:value="738">
            <text:p>738</text:p>
          </table:table-cell>
          <table:table-cell table:number-columns-repeated="3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no motor vehicles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restrictions</text:p>
          </table:table-cell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no motor vehicles without catalytic converters</text:p>
          </table:table-cell>
          <table:table-cell office:value-type="float" office:value="627">
            <text:p>627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no motor vehicles with even-numbered registration plates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no motor vehicles with odd-numbered registration plates</text:p>
          </table:table-cell>
          <table:table-cell office:value-type="float" office:value="629">
            <text:p>629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no through traffic</text:p>
          </table:table-cell>
          <table:table-cell office:value-type="float" office:value="405">
            <text:p>405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no through traffic for heavy lorries (over Q)</text:p>
          </table:table-cell>
          <table:table-cell office:value-type="float" office:value="404">
            <text:p>4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mog alert</text:p>
          </table:table-cell>
          <table:table-cell office:value-type="float" office:value="1332">
            <text:p>1332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no motor vehicles due to smog alert</text:p>
          </table:table-cell>
          <table:table-cell office:value-type="float" office:value="1338">
            <text:p>1338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closed ahead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blocked ahead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closed due to smog alert (until Q)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closed due to major event</text:p>
          </table:table-cell>
          <table:table-cell office:value-type="float" office:value="1527">
            <text:p>1527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closed due to sports meeting</text:p>
          </table:table-cell>
          <table:table-cell office:value-type="float" office:value="1541">
            <text:p>1541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closed due to fair</text:p>
          </table:table-cell>
          <table:table-cell office:value-type="float" office:value="1555">
            <text:p>1555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closed due to parade</text:p>
          </table:table-cell>
          <table:table-cell office:value-type="float" office:value="1559">
            <text:p>1559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closed due to strike</text:p>
          </table:table-cell>
          <table:table-cell office:value-type="float" office:value="1563">
            <text:p>1563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closed due to demonstration</text:p>
          </table:table-cell>
          <table:table-cell office:value-type="float" office:value="1567">
            <text:p>1567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closed due to security alert</text:p>
          </table:table-cell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closed due to security incident</text:p>
          </table:table-cell>
          <table:table-cell office:value-type="float" office:value="1485">
            <text:p>1485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closed due to flooding</text:p>
          </table:table-cell>
          <table:table-cell office:value-type="float" office:value="938">
            <text:p>938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closed due to avalanches</text:p>
          </table:table-cell>
          <table:table-cell office:value-type="float" office:value="943">
            <text:p>943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closed due to avalanche risk</text:p>
          </table:table-cell>
          <table:table-cell office:value-type="float" office:value="993">
            <text:p>993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closed due to ice build-up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closed due to rockfalls</text:p>
          </table:table-cell>
          <table:table-cell office:value-type="float" office:value="945">
            <text:p>945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closed due to subsidence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ervice area busy</text:p>
          </table:table-cell>
          <table:table-cell office:value-type="float" office:value="2013">
            <text:p>2013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ervice area overcrowded, drive to another service area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ervice area, fuel station closed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ervice area, restaurant closed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bridge closed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tunnel closed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closed for heavy vehicles (over Q)</text:p>
          </table:table-cell>
          <table:table-cell office:value-type="float" office:value="403">
            <text:p>40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closed for heavy lorries (over Q)</text:p>
          </table:table-cell>
          <table:table-cell office:value-type="float" office:value="494">
            <text:p>4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use of hard shoulder allowed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traffic regulations have been changed</text:p>
          </table:table-cell>
          <table:table-cell office:value-type="float" office:value="1854">
            <text:p>1854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road closed intermittently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police directing traffic</text:p>
          </table:table-cell>
          <table:table-cell office:value-type="float" office:value="1971">
            <text:p>1971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bus lane available for all vehicles</text:p>
          </table:table-cell>
          <table:table-cell office:value-type="float" office:value="1972">
            <text:p>1972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police directing traffic via the bus-lane</text:p>
          </table:table-cell>
          <table:table-cell office:value-type="float" office:value="1973">
            <text:p>1973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heavy vehicle lane available for all vehicles</text:p>
          </table:table-cell>
          <table:table-cell office:value-type="float" office:value="1978">
            <text:p>1978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police directing traffic via the heavy vehicle lane</text:p>
          </table:table-cell>
          <table:table-cell office:value-type="float" office:value="1979">
            <text:p>1979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normal lane regulations restored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allow emergency vehicles to pass</text:p>
          </table:table-cell>
          <table:table-cell office:value-type="float" office:value="1974">
            <text:p>1974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allow emergency vehicles to pass in the heavy vehicle lane</text:p>
          </table:table-cell>
          <table:table-cell office:value-type="float" office:value="1977">
            <text:p>1977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allow emergency vehicles to pass in the carpool lane</text:p>
          </table:table-cell>
          <table:table-cell office:value-type="float" office:value="1961">
            <text:p>1961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closed for high-sided vehicles due to strong winds (Q)</text:p>
          </table:table-cell>
          <table:table-cell office:value-type="float" office:value="1212">
            <text:p>12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number-columns-repeated="3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lane restrictions lifted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restrictions for high-sided vehicles lifted</text:p>
          </table:table-cell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reopened for through traffic</text:p>
          </table:table-cell>
          <table:table-cell office:value-type="float" office:value="680">
            <text:p>680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fuel station reopened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restaurant reopened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motor vehicle restrictions lifted</text:p>
          </table:table-cell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mog alert ended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traffic restrictions lifted {reopened for all traffic}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table:number-columns-repeated="3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message cancelled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table:number-columns-repeated="3"/>
        </table:table-row>
        <table:table-row table:style-name="ro1">
          <table:table-cell office:value-type="float" office:value="798">
            <text:p>798</text:p>
          </table:table-cell>
          <table:table-cell table:number-columns-repeated="3"/>
        </table:table-row>
        <table:table-row table:style-name="ro1">
          <table:table-cell office:value-type="float" office:value="799">
            <text:p>799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office:value-type="float" office:value="801">
            <text:p>801</text:p>
          </table:table-cell>
          <table:table-cell table:number-columns-repeated="3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(Q person) carpool lane in operation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(Q person) carpool lane closed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(Q person) carpool lane blocked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s lane available for carpools (with at least Q occupants)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carpool restrictions changed (to Q persons per vehicle)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carpool lane available for all vehicles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police directing traffic via the carpool lane</text:p>
          </table:table-cell>
          <table:table-cell office:value-type="float" office:value="1963">
            <text:p>1963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closed for vehicles with less than three occupants {not valid for lorries}</text:p>
          </table:table-cell>
          <table:table-cell office:value-type="float" office:value="2006">
            <text:p>2006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closed for vehicles with only one occupant {not valid for lorries}</text:p>
          </table:table-cell>
          <table:table-cell office:value-type="float" office:value="2007">
            <text:p>2007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table:number-columns-repeated="3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(Q person) carpool restrictions lifted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number-columns-repeated="3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message cancelled</text:p>
          </table:table-cell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table:number-columns-repeated="3"/>
        </table:table-row>
        <table:table-row table:style-name="ro1">
          <table:table-cell office:value-type="float" office:value="816">
            <text:p>816</text:p>
          </table:table-cell>
          <table:table-cell table:number-columns-repeated="3"/>
        </table:table-row>
        <table:table-row table:style-name="ro1">
          <table:table-cell office:value-type="float" office:value="817">
            <text:p>817</text:p>
          </table:table-cell>
          <table:table-cell table:number-columns-repeated="3"/>
        </table:table-row>
        <table:table-row table:style-name="ro1">
          <table:table-cell office:value-type="float" office:value="818">
            <text:p>818</text:p>
          </table:table-cell>
          <table:table-cell table:number-columns-repeated="3"/>
        </table:table-row>
        <table:table-row table:style-name="ro1">
          <table:table-cell office:value-type="float" office:value="819">
            <text:p>819</text:p>
          </table:table-cell>
          <table:table-cell table:number-columns-repeated="3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(Q sets of) roadworks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(Q sets of) major roadworks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(Q sets of) long-term roadworks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(Q sets of) construction work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(Q sections of) resurfacing work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(Q sets of) central reservation work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(Q sets of) maintenance work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roadwork clearance in progress</text:p>
          </table:table-cell>
          <table:table-cell office:value-type="float" office:value="853">
            <text:p>853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bridge maintenance work (at Q bridges)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bridge demolition work (at Q bridges)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(Q sections of) blasting work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(Q sets of) roadworks on the hard shoulder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(Q sets of) roadworks in the emergency lane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(Q sets of) roadworks during the day time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(Q sets of) roadworks during off-peak periods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(Q sets of) roadworks during the night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(Q sets of) resurfacing work during the day time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(Q sets of) resurfacing work during off- peak periods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(Q sets of) resurfacing work during the night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(Q sets of) temporary traffic lights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(Q sets of) water main work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(Q sets of) gas main work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(Q sets of) work on buried cables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(Q sets of) work on buried services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new roadworks layout</text:p>
          </table:table-cell>
          <table:table-cell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road layout unchanged</text:p>
          </table:table-cell>
          <table:table-cell office:value-type="float" office:value="855">
            <text:p>855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new road layout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table:number-columns-repeated="3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maintenance work cleared</text:p>
          </table:table-cell>
          <table:table-cell office:value-type="float" office:value="854">
            <text:p>854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roadworks cleared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number-columns-repeated="3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message cancelled</text:p>
          </table:table-cell>
          <table:table-cell office:value-type="float" office:value="801">
            <text:p>801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table:number-columns-repeated="3"/>
        </table:table-row>
        <table:table-row table:style-name="ro1">
          <table:table-cell office:value-type="float" office:value="853">
            <text:p>853</text:p>
          </table:table-cell>
          <table:table-cell table:number-columns-repeated="3"/>
        </table:table-row>
        <table:table-row table:style-name="ro1">
          <table:table-cell office:value-type="float" office:value="854">
            <text:p>854</text:p>
          </table:table-cell>
          <table:table-cell table:number-columns-repeated="3"/>
        </table:table-row>
        <table:table-row table:style-name="ro1">
          <table:table-cell office:value-type="float" office:value="855">
            <text:p>855</text:p>
          </table:table-cell>
          <table:table-cell table:number-columns-repeated="3"/>
        </table:table-row>
        <table:table-row table:style-name="ro1">
          <table:table-cell office:value-type="float" office:value="856">
            <text:p>856</text:p>
          </table:table-cell>
          <table:table-cell table:number-columns-repeated="3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(Q) obstruction(s) on roadway {something that does block the road or part of it}</text:p>
          </table:table-cell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(Q) obstructions on the road. Danger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(Q) obstructions on the road. Passable with care</text:p>
          </table:table-cell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(Q) object(s) on roadway {something that does not neccessarily block the road or part of it} 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(Q) object(s) on the road. Danger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(Q) shed load(s)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(Q) shed load(s). Danger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pillage on the road</text:p>
          </table:table-cell>
          <table:table-cell office:value-type="float" office:value="903">
            <text:p>903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pillage on the road. Danger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torm damage</text:p>
          </table:table-cell>
          <table:table-cell office:value-type="float" office:value="904">
            <text:p>904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torm damage. Danger</text:p>
          </table:table-cell>
          <table:table-cell office:value-type="float" office:value="986">
            <text:p>986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torm damage expected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(Q) fallen trees</text:p>
          </table:table-cell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(Q) fallen trees. Danger</text:p>
          </table:table-cell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fallen power cables</text:p>
          </table:table-cell>
          <table:table-cell office:value-type="float" office:value="973">
            <text:p>973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fallen power cables. Danger</text:p>
          </table:table-cell>
          <table:table-cell office:value-type="float" office:value="989">
            <text:p>989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flooding</text:p>
          </table:table-cell>
          <table:table-cell office:value-type="float" office:value="907">
            <text:p>907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flooding expected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flooding. Danger</text:p>
          </table:table-cell>
          <table:table-cell office:value-type="float" office:value="908">
            <text:p>908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ewer overflow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ewer overflow. Danger</text:p>
          </table:table-cell>
          <table:table-cell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flash floods</text:p>
          </table:table-cell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danger of flash floods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flash floods. Danger</text:p>
          </table:table-cell>
          <table:table-cell office:value-type="float" office:value="991">
            <text:p>991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avalanches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avalanches. Danger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avalanche risk</text:p>
          </table:table-cell>
          <table:table-cell office:value-type="float" office:value="912">
            <text:p>912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avalanche risk. Danger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ice build-up</text:p>
          </table:table-cell>
          <table:table-cell office:value-type="float" office:value="975">
            <text:p>975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rockfalls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rockfalls. Danger</text:p>
          </table:table-cell>
          <table:table-cell office:value-type="float" office:value="998">
            <text:p>998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landslips</text:p>
          </table:table-cell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landslips. Danger</text:p>
          </table:table-cell>
          <table:table-cell office:value-type="float" office:value="999">
            <text:p>999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mud slide</text:p>
          </table:table-cell>
          <table:table-cell office:value-type="float" office:value="976">
            <text:p>976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earthquake damage</text:p>
          </table:table-cell>
          <table:table-cell office:value-type="float" office:value="915">
            <text:p>915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earthquake damage. Danger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ubsidence</text:p>
          </table:table-cell>
          <table:table-cell office:value-type="float" office:value="917">
            <text:p>917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ubsidence. Danger</text:p>
          </table:table-cell>
          <table:table-cell office:value-type="float" office:value="1026">
            <text:p>1026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(Q) collapsed sewer(s)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sewer collapse. Danger</text:p>
          </table:table-cell>
          <table:table-cell office:value-type="float" office:value="1030">
            <text:p>1030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burst water main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burst water main. Danger</text:p>
          </table:table-cell>
          <table:table-cell office:value-type="float" office:value="1031">
            <text:p>1031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(Q) burst pipe(s)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burst pipe. Danger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gas leak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gas leak. Danger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grass fire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erious fire</text:p>
          </table:table-cell>
          <table:table-cell office:value-type="float" office:value="921">
            <text:p>921</text:p>
          </table:table-cell>
          <table:table-cell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erious fire. Danger</text:p>
          </table:table-cell>
          <table:table-cell office:value-type="float" office:value="1033">
            <text:p>1033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air crash</text:p>
          </table:table-cell>
          <table:table-cell office:value-type="float" office:value="978">
            <text:p>978</text:p>
          </table:table-cell>
          <table:table-cell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rail crash</text:p>
          </table:table-cell>
          <table:table-cell office:value-type="float" office:value="979">
            <text:p>979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pillage on the road. Passable with care</text:p>
          </table:table-cell>
          <table:table-cell office:value-type="float" office:value="983">
            <text:p>983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torm damage. Passable with care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(Q) fallen tree(s). Passable with care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fallen power cables. Passable with care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flooding. Passable with care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avalanches. Passable with care (above Q hundred metres)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ice build-up. Passable with care (above Q hundred metres)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ckfalls. Passable with care</text:p>
          </table:table-cell>
          <table:table-cell office:value-type="float" office:value="946">
            <text:p>946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landslips. Passable with care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ubsidence. Passable with care</text:p>
          </table:table-cell>
          <table:table-cell office:value-type="float" office:value="955">
            <text:p>955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ubsidence. Single alternate line traffic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ice build-up. Single alternate traffic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pillage occurring from moving vehicle</text:p>
          </table:table-cell>
          <table:table-cell office:value-type="float" office:value="1709">
            <text:p>1709</text:p>
          </table:table-cell>
          <table:table-cell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(Q) slow moving maintenance vehicle(s)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number-columns-repeated="3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obstruction warning withdrawn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clearance work in progress, road free again</text:p>
          </table:table-cell>
          <table:table-cell office:value-type="float" office:value="899">
            <text:p>899</text:p>
          </table:table-cell>
          <table:table-cell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road free again</text:p>
          </table:table-cell>
          <table:table-cell office:value-type="float" office:value="970">
            <text:p>970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road cleared</text:p>
          </table:table-cell>
          <table:table-cell office:value-type="float" office:value="1712">
            <text:p>1712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house fire</text:p>
          </table:table-cell>
          <table:table-cell office:value-type="float" office:value="1084">
            <text:p>1084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table:number-columns-repeated="3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vehicle stuck under bridge</text:p>
          </table:table-cell>
          <table:table-cell office:value-type="float" office:value="1086">
            <text:p>1086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number-columns-repeated="3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message cancelled</text:p>
          </table:table-cell>
          <table:table-cell office:value-type="float" office:value="971">
            <text:p>971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table:number-columns-repeated="3"/>
        </table:table-row>
        <table:table-row table:style-name="ro1">
          <table:table-cell office:value-type="float" office:value="933">
            <text:p>933</text:p>
          </table:table-cell>
          <table:table-cell table:number-columns-repeated="3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animals on roadway</text:p>
          </table:table-cell>
          <table:table-cell office:value-type="float" office:value="922">
            <text:p>922</text:p>
          </table:table-cell>
          <table:table-cell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ightseers obstructing access</text:p>
          </table:table-cell>
          <table:table-cell office:value-type="float" office:value="1471">
            <text:p>1471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people on roadway</text:p>
          </table:table-cell>
          <table:table-cell office:value-type="float" office:value="1472">
            <text:p>1472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children on roadway</text:p>
          </table:table-cell>
          <table:table-cell office:value-type="float" office:value="1473">
            <text:p>1473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cyclists on roadway</text:p>
          </table:table-cell>
          <table:table-cell office:value-type="float" office:value="1474">
            <text:p>1474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animals on the road. Danger</text:p>
          </table:table-cell>
          <table:table-cell office:value-type="float" office:value="923">
            <text:p>923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people on roadway. Danger</text:p>
          </table:table-cell>
          <table:table-cell office:value-type="float" office:value="1482">
            <text:p>1482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children on roadway. Danger</text:p>
          </table:table-cell>
          <table:table-cell office:value-type="float" office:value="1483">
            <text:p>1483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cyclists on roadway. Danger</text:p>
          </table:table-cell>
          <table:table-cell office:value-type="float" office:value="1484">
            <text:p>1484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large animals on roadway</text:p>
          </table:table-cell>
          <table:table-cell office:value-type="float" office:value="1067">
            <text:p>1067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herds of animals on roadway</text:p>
          </table:table-cell>
          <table:table-cell office:value-type="float" office:value="1068">
            <text:p>1068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construction traffic merging</text:p>
          </table:table-cell>
          <table:table-cell office:value-type="float" office:value="852">
            <text:p>852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construction traffic merging. Danger</text:p>
          </table:table-cell>
          <table:table-cell office:value-type="float" office:value="856">
            <text:p>856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(Q sets of) road marking work</text:p>
          </table:table-cell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(Q sets of) road marking work. Danger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warning cleared</text:p>
          </table:table-cell>
          <table:table-cell office:value-type="float" office:value="1771">
            <text:p>1771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(Q) unprotected accident area(s)</text:p>
          </table:table-cell>
          <table:table-cell office:value-type="float" office:value="857">
            <text:p>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danger of (Q) unprotected accident area(s)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(Q) unlit vehicle(s) on the road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danger of (Q) unlit vehicle(s) on the road</text:p>
          </table:table-cell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now and ice debris</text:p>
          </table:table-cell>
          <table:table-cell office:value-type="float" office:value="861">
            <text:p>861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danger of snow and ice debris</text:p>
          </table:table-cell>
          <table:table-cell office:value-type="float" office:value="862">
            <text:p>862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message cancelled</text:p>
          </table:table-cell>
          <table:table-cell office:value-type="float" office:value="2030">
            <text:p>2030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 table:number-columns-repeated="3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impassable (above Q hundred metres)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lmost impassable (above Q hundred metres)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extremely hazardous driving conditions (above Q hundred metres)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extremely hazardous driving conditions expected (above Q hundred meters)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hazardous driving conditions (above Q hundred metres)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difficult driving conditions (above Q hundred metres)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passable with care (up to Q hundred metres)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passable (up to Q hundred metres)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impassable for heavy vehicles (over Q)</text:p>
          </table:table-cell>
          <table:table-cell office:value-type="float" office:value="1063">
            <text:p>106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impassable (above Q hundred metres) for vehicles with trailers</text:p>
          </table:table-cell>
          <table:table-cell office:value-type="float" office:value="1064">
            <text:p>1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urface water hazard</text:p>
          </table:table-cell>
          <table:table-cell office:value-type="float" office:value="1041">
            <text:p>1041</text:p>
          </table:table-cell>
          <table:table-cell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danger of aquaplaning</text:p>
          </table:table-cell>
          <table:table-cell office:value-type="float" office:value="1002">
            <text:p>1002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lippery road (above Q hundred metres)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mud on road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mud on road. Danger</text:p>
          </table:table-cell>
          <table:table-cell office:value-type="float" office:value="1055">
            <text:p>1055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leaves on road</text:p>
          </table:table-cell>
          <table:table-cell office:value-type="float" office:value="1005">
            <text:p>1005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loose sand on road</text:p>
          </table:table-cell>
          <table:table-cell office:value-type="float" office:value="1042">
            <text:p>1042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loose chippings</text:p>
          </table:table-cell>
          <table:table-cell office:value-type="float" office:value="1043">
            <text:p>1043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loose chippings. Danger</text:p>
          </table:table-cell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oil on road</text:p>
          </table:table-cell>
          <table:table-cell office:value-type="float" office:value="1044">
            <text:p>1044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oil on road. Danger</text:p>
          </table:table-cell>
          <table:table-cell office:value-type="float" office:value="1057">
            <text:p>1057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petrol on road</text:p>
          </table:table-cell>
          <table:table-cell office:value-type="float" office:value="1045">
            <text:p>1045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petrol on road. Danger</text:p>
          </table:table-cell>
          <table:table-cell office:value-type="float" office:value="1058">
            <text:p>1058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road surface in poor condition</text:p>
          </table:table-cell>
          <table:table-cell office:value-type="float" office:value="916">
            <text:p>916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road surface in poor condition. Danger</text:p>
          </table:table-cell>
          <table:table-cell office:value-type="float" office:value="1059">
            <text:p>1059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ice (above Q hundred metres)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danger of ice (above Q hundred metres)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icy patches (above Q hundred metres)</text:p>
          </table:table-cell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danger of icy patches (above Q hundred metres)</text:p>
          </table:table-cell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black ice (above Q hundred metres)</text:p>
          </table:table-cell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danger of black ice (above Q hundred metres)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freezing rain (above Q hundred metres)</text:p>
          </table:table-cell>
          <table:table-cell office:value-type="float" office:value="1009">
            <text:p>1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freezing rain expected (above Q hundred metres)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wet and icy roads (above Q hundred metres)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lush (above Q hundred metres)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snow on the road (above Q hundred metres)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packed snow (above Q hundred metres)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fresh snow (above Q hundred metres)</text:p>
          </table:table-cell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deep snow (above Q hundred metres)</text:p>
          </table:table-cell>
          <table:table-cell office:value-type="float" office:value="1015">
            <text:p>1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now drifts (above Q hundred metres)</text:p>
          </table:table-cell>
          <table:table-cell office:value-type="float" office:value="1016">
            <text:p>1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lippery road (above Q hundred metres) due to snow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slippery road (above Q hundred metres) due to frost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slippery due to spillage on roadway</text:p>
          </table:table-cell>
          <table:table-cell office:value-type="float" office:value="1017">
            <text:p>1017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lippery due to loose sand on roadway</text:p>
          </table:table-cell>
          <table:table-cell office:value-type="float" office:value="1054">
            <text:p>1054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icy patches (above Q hundred metres) on bridges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danger of icy patches (above Q hundred metres) on bridges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icy patches (above Q hundred metres) on bridges, in shaded areas and on slip roads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road blocked by snow (above Q hundred metres)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danger of road being blocked by snow (above Q hundred metres)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conditions of road surface improved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snow cleared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driving conditions improved</text:p>
          </table:table-cell>
          <table:table-cell office:value-type="float" office:value="1065">
            <text:p>1065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kid hazard reduced</text:p>
          </table:table-cell>
          <table:table-cell office:value-type="float" office:value="1069">
            <text:p>1069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rain changing to snow</text:p>
          </table:table-cell>
          <table:table-cell office:value-type="float" office:value="1165">
            <text:p>1165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snow changing to rain</text:p>
          </table:table-cell>
          <table:table-cell office:value-type="float" office:value="1166">
            <text:p>1166</text:p>
          </table:table-cell>
          <table:table-cell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message cancelled</text:p>
          </table:table-cell>
          <table:table-cell office:value-type="float" office:value="1025">
            <text:p>1025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table:number-columns-repeated="3"/>
        </table:table-row>
        <table:table-row table:style-name="ro1"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 office:value-type="float" office:value="1016">
            <text:p>1016</text:p>
          </table:table-cell>
          <table:table-cell table:number-columns-repeated="3"/>
        </table:table-row>
        <table:table-row table:style-name="ro1">
          <table:table-cell office:value-type="float" office:value="1017">
            <text:p>1017</text:p>
          </table:table-cell>
          <table:table-cell table:number-columns-repeated="3"/>
        </table:table-row>
        <table:table-row table:style-name="ro1">
          <table:table-cell office:value-type="float" office:value="1018">
            <text:p>1018</text:p>
          </table:table-cell>
          <table:table-cell table:number-columns-repeated="3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current temperature (Q)</text:p>
          </table:table-cell>
          <table:table-cell office:value-type="float" office:value="1083">
            <text:p>108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heavy frost</text:p>
          </table:table-cell>
          <table:table-cell office:value-type="float" office:value="1115">
            <text:p>1115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rost</text:p>
          </table:table-cell>
          <table:table-cell office:value-type="float" office:value="1116">
            <text:p>1116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temperature falling rapidly (to Q)</text:p>
          </table:table-cell>
          <table:table-cell office:value-type="float" office:value="1079">
            <text:p>107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extreme heat (up to Q)</text:p>
          </table:table-cell>
          <table:table-cell office:value-type="float" office:value="1080">
            <text:p>108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extreme cold (of Q)</text:p>
          </table:table-cell>
          <table:table-cell office:value-type="float" office:value="1081">
            <text:p>108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number-columns-repeated="3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less extreme temperatures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1">
          <table:table-cell office:value-type="float" office:value="1027">
            <text:p>1027</text:p>
          </table:table-cell>
          <table:table-cell table:number-columns-repeated="3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message cancelled</text:p>
          </table:table-cell>
          <table:table-cell office:value-type="float" office:value="1127">
            <text:p>1127</text:p>
          </table:table-cell>
          <table:table-cell/>
        </table:table-row>
        <table:table-row table:style-name="ro1">
          <table:table-cell office:value-type="float" office:value="1029">
            <text:p>1029</text:p>
          </table:table-cell>
          <table:table-cell table:number-columns-repeated="3"/>
        </table:table-row>
        <table:table-row table:style-name="ro1">
          <table:table-cell office:value-type="float" office:value="1030">
            <text:p>1030</text:p>
          </table:table-cell>
          <table:table-cell table:number-columns-repeated="3"/>
        </table:table-row>
        <table:table-row table:style-name="ro1">
          <table:table-cell office:value-type="float" office:value="1031">
            <text:p>1031</text:p>
          </table:table-cell>
          <table:table-cell table:number-columns-repeated="3"/>
        </table:table-row>
        <table:table-row table:style-name="ro1">
          <table:table-cell office:value-type="float" office:value="1032">
            <text:p>1032</text:p>
          </table:table-cell>
          <table:table-cell table:number-columns-repeated="3"/>
        </table:table-row>
        <table:table-row table:style-name="ro1">
          <table:table-cell office:value-type="float" office:value="1033">
            <text:p>1033</text:p>
          </table:table-cell>
          <table:table-cell table:number-columns-repeated="3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damaging hail (visibility reduced to Q)</text:p>
          </table:table-cell>
          <table:table-cell office:value-type="float" office:value="1132">
            <text:p>11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damaging hail (with visibility reduced to Q) expected</text:p>
          </table:table-cell>
          <table:table-cell office:value-type="float" office:value="1174">
            <text:p>11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hail (visibility reduced to Q)</text:p>
          </table:table-cell>
          <table:table-cell office:value-type="float" office:value="1106">
            <text:p>11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sleet (visibility reduced to Q)</text:p>
          </table:table-cell>
          <table:table-cell office:value-type="float" office:value="1107">
            <text:p>1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thunderstorms (visibility reduced to Q)</text:p>
          </table:table-cell>
          <table:table-cell office:value-type="float" office:value="1108">
            <text:p>11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winter storm (visibility reduced to Q)</text:p>
          </table:table-cell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blizzard (visibility reduced to Q)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blizzard (with visibility reduced to Q) expected</text:p>
          </table:table-cell>
          <table:table-cell office:value-type="float" office:value="1173">
            <text:p>11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heavy snowfall (Q)</text:p>
          </table:table-cell>
          <table:table-cell office:value-type="float" office:value="1101">
            <text:p>11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heavy snowfall (Q) expected</text:p>
          </table:table-cell>
          <table:table-cell office:value-type="float" office:value="1170">
            <text:p>11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heavy snowfall. Visibility reduced (to Q)</text:p>
          </table:table-cell>
          <table:table-cell office:value-type="float" office:value="1134">
            <text:p>11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heavy snowfall (Q). Visibility reduced to &lt;30 m</text:p>
          </table:table-cell>
          <table:table-cell office:value-type="float" office:value="1102">
            <text:p>11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heavy snowfall (Q). Visibility reduced to &lt;50 m</text:p>
          </table:table-cell>
          <table:table-cell office:value-type="float" office:value="1103">
            <text:p>110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snowfall (Q)</text:p>
          </table:table-cell>
          <table:table-cell office:value-type="float" office:value="1104">
            <text:p>110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snowfall. Visibility reduced (to Q)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snowfall (Q). Visibility reduced to &lt;100 m</text:p>
          </table:table-cell>
          <table:table-cell office:value-type="float" office:value="1105">
            <text:p>11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heavy rain (Q)</text:p>
          </table:table-cell>
          <table:table-cell office:value-type="float" office:value="1109">
            <text:p>11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heavy rain (Q) expected</text:p>
          </table:table-cell>
          <table:table-cell office:value-type="float" office:value="1171">
            <text:p>11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heavy rain. Visibility reduced (to Q)</text:p>
          </table:table-cell>
          <table:table-cell office:value-type="float" office:value="1136">
            <text:p>11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heavy rain (Q). Visibility reduced to &lt;30 m</text:p>
          </table:table-cell>
          <table:table-cell office:value-type="float" office:value="1110">
            <text:p>1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heavy rain (Q). Visibility reduced to &lt;50 m</text:p>
          </table:table-cell>
          <table:table-cell office:value-type="float" office:value="1111">
            <text:p>11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rain (Q)</text:p>
          </table:table-cell>
          <table:table-cell office:value-type="float" office:value="1112">
            <text:p>11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rain. Visibility reduced (to Q)</text:p>
          </table:table-cell>
          <table:table-cell office:value-type="float" office:value="1137">
            <text:p>11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rain (Q). Visibility reduced to &lt;100 m</text:p>
          </table:table-cell>
          <table:table-cell office:value-type="float" office:value="1113">
            <text:p>11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howers (visibility reduced to Q)</text:p>
          </table:table-cell>
          <table:table-cell office:value-type="float" office:value="1114">
            <text:p>11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visibility reduced (to Q)</text:p>
          </table:table-cell>
          <table:table-cell office:value-type="float" office:value="1318">
            <text:p>13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visibility reduced to &lt;30 m</text:p>
          </table:table-cell>
          <table:table-cell office:value-type="float" office:value="1319">
            <text:p>1319</text:p>
          </table:table-cell>
          <table:table-cell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visibility reduced to &lt;50 m</text:p>
          </table:table-cell>
          <table:table-cell office:value-type="float" office:value="1320">
            <text:p>1320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visibility reduced to &lt;100 m</text:p>
          </table:table-cell>
          <table:table-cell office:value-type="float" office:value="1321">
            <text:p>1321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reduced visibility (to Q) expected</text:p>
          </table:table-cell>
          <table:table-cell office:value-type="float" office:value="1175">
            <text:p>11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white out (visibility reduced to Q)</text:p>
          </table:table-cell>
          <table:table-cell office:value-type="float" office:value="1322">
            <text:p>13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blowing snow (visibility reduced to Q)</text:p>
          </table:table-cell>
          <table:table-cell office:value-type="float" office:value="1323">
            <text:p>13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moke hazard (visibility reduced to Q)</text:p>
          </table:table-cell>
          <table:table-cell office:value-type="float" office:value="1309">
            <text:p>13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spray hazard (visibility reduced to Q)</text:p>
          </table:table-cell>
          <table:table-cell office:value-type="float" office:value="1324">
            <text:p>13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low sun glare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blowing dust (visibility reduced to Q)</text:p>
          </table:table-cell>
          <table:table-cell office:value-type="float" office:value="1310">
            <text:p>1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sandstorms (visibility reduced to Q)</text:p>
          </table:table-cell>
          <table:table-cell office:value-type="float" office:value="1326">
            <text:p>13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swarms of insects (visibility reduced to Q)</text:p>
          </table:table-cell>
          <table:table-cell office:value-type="float" office:value="1340">
            <text:p>13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dense fog (visibility reduced to Q)</text:p>
          </table:table-cell>
          <table:table-cell office:value-type="float" office:value="1301">
            <text:p>13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dense fog (with visibility reduced to Q) expected</text:p>
          </table:table-cell>
          <table:table-cell office:value-type="float" office:value="1177">
            <text:p>11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fog (visibility reduced to Q)</text:p>
          </table:table-cell>
          <table:table-cell office:value-type="float" office:value="1304">
            <text:p>13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patchy fog (visibility reduced to Q)</text:p>
          </table:table-cell>
          <table:table-cell office:value-type="float" office:value="1307">
            <text:p>13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atchy fog (with visibility reduced to Q) expected</text:p>
          </table:table-cell>
          <table:table-cell office:value-type="float" office:value="1178">
            <text:p>11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freezing fog (visibility reduced to Q)</text:p>
          </table:table-cell>
          <table:table-cell office:value-type="float" office:value="1308">
            <text:p>13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freezing fog (visibility reduced to Q). Slippery roads</text:p>
          </table:table-cell>
          <table:table-cell office:value-type="float" office:value="1337">
            <text:p>13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freezing fog expected (with visibility reduced to Q). Danger of slippery roads</text:p>
          </table:table-cell>
          <table:table-cell office:value-type="float" office:value="1176">
            <text:p>11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dense fog. Visibility reduced to &lt;30 m</text:p>
          </table:table-cell>
          <table:table-cell office:value-type="float" office:value="1302">
            <text:p>1302</text:p>
          </table:table-cell>
          <table:table-cell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dense fog. Visibility reduced to &lt;50 m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fog. Visibility reduced to &lt;100 m</text:p>
          </table:table-cell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nowfall and fog (visibility reduced to Q)</text:p>
          </table:table-cell>
          <table:table-cell office:value-type="float" office:value="1312">
            <text:p>13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number-columns-repeated="3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og forecast withdrawn</text:p>
          </table:table-cell>
          <table:table-cell office:value-type="float" office:value="1346">
            <text:p>1346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fog clearing</text:p>
          </table:table-cell>
          <table:table-cell office:value-type="float" office:value="1345">
            <text:p>1345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visibility improved</text:p>
          </table:table-cell>
          <table:table-cell office:value-type="float" office:value="1313">
            <text:p>1313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visibility expected to improve</text:p>
          </table:table-cell>
          <table:table-cell office:value-type="float" office:value="1179">
            <text:p>1179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weather expected to improve</text:p>
          </table:table-cell>
          <table:table-cell office:value-type="float" office:value="1172">
            <text:p>1172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weather situation improved</text:p>
          </table:table-cell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adverse weather warning withdrawn</text:p>
          </table:table-cell>
          <table:table-cell office:value-type="float" office:value="1180">
            <text:p>1180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 table:number-columns-repeated="3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message cancelled</text:p>
          </table:table-cell>
          <table:table-cell office:value-type="float" office:value="1314">
            <text:p>1314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 table:number-columns-repeated="3"/>
        </table:table-row>
        <table:table-row table:style-name="ro1">
          <table:table-cell office:value-type="float" office:value="1095">
            <text:p>1095</text:p>
          </table:table-cell>
          <table:table-cell table:number-columns-repeated="3"/>
        </table:table-row>
        <table:table-row table:style-name="ro1">
          <table:table-cell office:value-type="float" office:value="1096">
            <text:p>1096</text:p>
          </table:table-cell>
          <table:table-cell table:number-columns-repeated="3"/>
        </table:table-row>
        <table:table-row table:style-name="ro1">
          <table:table-cell office:value-type="float" office:value="1097">
            <text:p>1097</text:p>
          </table:table-cell>
          <table:table-cell table:number-columns-repeated="3"/>
        </table:table-row>
        <table:table-row table:style-name="ro1">
          <table:table-cell office:value-type="float" office:value="1098">
            <text:p>1098</text:p>
          </table:table-cell>
          <table:table-cell table:number-columns-repeated="3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tornadoes</text:p>
          </table:table-cell>
          <table:table-cell office:value-type="float" office:value="1201">
            <text:p>1201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hurricane force winds (Q)</text:p>
          </table:table-cell>
          <table:table-cell office:value-type="float" office:value="1202">
            <text:p>12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gales (Q)</text:p>
          </table:table-cell>
          <table:table-cell office:value-type="float" office:value="1203">
            <text:p>12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storm force winds (Q)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strong winds (Q)</text:p>
          </table:table-cell>
          <table:table-cell office:value-type="float" office:value="1205">
            <text:p>12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gusty winds (Q)</text:p>
          </table:table-cell>
          <table:table-cell office:value-type="float" office:value="1209">
            <text:p>12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crosswinds (Q)</text:p>
          </table:table-cell>
          <table:table-cell office:value-type="float" office:value="1210">
            <text:p>12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strong winds (Q) affecting high-sided vehicles</text:p>
          </table:table-cell>
          <table:table-cell office:value-type="float" office:value="1211">
            <text:p>12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severe smog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severe exhaust pollution</text:p>
          </table:table-cell>
          <table:table-cell office:value-type="float" office:value="1191">
            <text:p>1191</text:p>
          </table:table-cell>
          <table:table-cell/>
        </table:table-row>
        <table:table-row table:style-name="ro1">
          <table:table-cell office:value-type="float" office:value="1109">
            <text:p>1109</text:p>
          </table:table-cell>
          <table:table-cell table:number-columns-repeated="3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tornado warning ended</text:p>
          </table:table-cell>
          <table:table-cell office:value-type="float" office:value="1217">
            <text:p>1217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strong winds easing</text:p>
          </table:table-cell>
          <table:table-cell office:value-type="float" office:value="1213">
            <text:p>1213</text:p>
          </table:table-cell>
          <table:table-cell/>
        </table:table-row>
        <table:table-row table:style-name="ro1">
          <table:table-cell office:value-type="float" office:value="1112">
            <text:p>1112</text:p>
          </table:table-cell>
          <table:table-cell table:number-columns-repeated="3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message cancelled</text:p>
          </table:table-cell>
          <table:table-cell office:value-type="float" office:value="1214">
            <text:p>1214</text:p>
          </table:table-cell>
          <table:table-cell/>
        </table:table-row>
        <table:table-row table:style-name="ro1">
          <table:table-cell office:value-type="float" office:value="1114">
            <text:p>1114</text:p>
          </table:table-cell>
          <table:table-cell table:number-columns-repeated="3"/>
        </table:table-row>
        <table:table-row table:style-name="ro1">
          <table:table-cell office:value-type="float" office:value="1115">
            <text:p>1115</text:p>
          </table:table-cell>
          <table:table-cell table:number-columns-repeated="3"/>
        </table:table-row>
        <table:table-row table:style-name="ro1">
          <table:table-cell office:value-type="float" office:value="1116">
            <text:p>1116</text:p>
          </table:table-cell>
          <table:table-cell table:number-columns-repeated="3"/>
        </table:table-row>
        <table:table-row table:style-name="ro1">
          <table:table-cell office:value-type="float" office:value="1117">
            <text:p>1117</text:p>
          </table:table-cell>
          <table:table-cell table:number-columns-repeated="3"/>
        </table:table-row>
        <table:table-row table:style-name="ro1">
          <table:table-cell office:value-type="float" office:value="1118">
            <text:p>1118</text:p>
          </table:table-cell>
          <table:table-cell table:number-columns-repeated="3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major event</text:p>
          </table:table-cell>
          <table:table-cell office:value-type="float" office:value="1501">
            <text:p>1501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several major events</text:p>
          </table:table-cell>
          <table:table-cell office:value-type="float" office:value="1590">
            <text:p>159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sports event meeting</text:p>
          </table:table-cell>
          <table:table-cell office:value-type="float" office:value="1502">
            <text:p>1502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international sports meeting</text:p>
          </table:table-cell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match</text:p>
          </table:table-cell>
          <table:table-cell office:value-type="float" office:value="1451">
            <text:p>1451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tournament</text:p>
          </table:table-cell>
          <table:table-cell office:value-type="float" office:value="1452">
            <text:p>1452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athletics meeting</text:p>
          </table:table-cell>
          <table:table-cell office:value-type="float" office:value="1453">
            <text:p>1453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ball game</text:p>
          </table:table-cell>
          <table:table-cell office:value-type="float" office:value="1454">
            <text:p>1454</text:p>
          </table:table-cell>
          <table:table-cell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boxing tournament</text:p>
          </table:table-cell>
          <table:table-cell office:value-type="float" office:value="1455">
            <text:p>1455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bull fight</text:p>
          </table:table-cell>
          <table:table-cell office:value-type="float" office:value="1456">
            <text:p>1456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cricket match</text:p>
          </table:table-cell>
          <table:table-cell office:value-type="float" office:value="1457">
            <text:p>1457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cycle race</text:p>
          </table:table-cell>
          <table:table-cell office:value-type="float" office:value="1458">
            <text:p>1458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football match</text:p>
          </table:table-cell>
          <table:table-cell office:value-type="float" office:value="1459">
            <text:p>1459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golf tournament</text:p>
          </table:table-cell>
          <table:table-cell office:value-type="float" office:value="1460">
            <text:p>1460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marathon</text:p>
          </table:table-cell>
          <table:table-cell office:value-type="float" office:value="1461">
            <text:p>1461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race meeting</text:p>
          </table:table-cell>
          <table:table-cell office:value-type="float" office:value="1462">
            <text:p>1462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rugby match</text:p>
          </table:table-cell>
          <table:table-cell office:value-type="float" office:value="1463">
            <text:p>1463</text:p>
          </table:table-cell>
          <table:table-cell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show jumping</text:p>
          </table:table-cell>
          <table:table-cell office:value-type="float" office:value="1464">
            <text:p>1464</text:p>
          </table:table-cell>
          <table:table-cell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tennis tournament</text:p>
          </table:table-cell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water sports meeting</text:p>
          </table:table-cell>
          <table:table-cell office:value-type="float" office:value="1466">
            <text:p>1466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winter sports meeting</text:p>
          </table:table-cell>
          <table:table-cell office:value-type="float" office:value="1467">
            <text:p>1467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how</text:p>
          </table:table-cell>
          <table:table-cell office:value-type="float" office:value="1503">
            <text:p>1503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festival</text:p>
          </table:table-cell>
          <table:table-cell office:value-type="float" office:value="1504">
            <text:p>1504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exhibition</text:p>
          </table:table-cell>
          <table:table-cell office:value-type="float" office:value="1505">
            <text:p>1505</text:p>
          </table:table-cell>
          <table:table-cell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market</text:p>
          </table:table-cell>
          <table:table-cell office:value-type="float" office:value="1507">
            <text:p>1507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fair</text:p>
          </table:table-cell>
          <table:table-cell office:value-type="float" office:value="1506">
            <text:p>1506</text:p>
          </table:table-cell>
          <table:table-cell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funfair</text:p>
          </table:table-cell>
          <table:table-cell office:value-type="float" office:value="1468">
            <text:p>1468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trade fair</text:p>
          </table:table-cell>
          <table:table-cell office:value-type="float" office:value="1469">
            <text:p>1469</text:p>
          </table:table-cell>
          <table:table-cell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ceremonial event</text:p>
          </table:table-cell>
          <table:table-cell office:value-type="float" office:value="1508">
            <text:p>1508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state occasion</text:p>
          </table:table-cell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parade</text:p>
          </table:table-cell>
          <table:table-cell office:value-type="float" office:value="1510">
            <text:p>1510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procession</text:p>
          </table:table-cell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crowd</text:p>
          </table:table-cell>
          <table:table-cell office:value-type="float" office:value="1511">
            <text:p>1511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strike</text:p>
          </table:table-cell>
          <table:table-cell office:value-type="float" office:value="1475">
            <text:p>1475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march</text:p>
          </table:table-cell>
          <table:table-cell office:value-type="float" office:value="1512">
            <text:p>1512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demonstration</text:p>
          </table:table-cell>
          <table:table-cell office:value-type="float" office:value="1513">
            <text:p>1513</text:p>
          </table:table-cell>
          <table:table-cell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public disturbance</text:p>
          </table:table-cell>
          <table:table-cell office:value-type="float" office:value="1514">
            <text:p>1514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information about major event no longer valid</text:p>
          </table:table-cell>
          <table:table-cell office:value-type="float" office:value="1591">
            <text:p>1591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sports traffic cleared</text:p>
          </table:table-cell>
          <table:table-cell office:value-type="float" office:value="1493">
            <text:p>1493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traffic disruption cleared</text:p>
          </table:table-cell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automobile race</text:p>
          </table:table-cell>
          <table:table-cell office:value-type="float" office:value="1592">
            <text:p>1592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baseball game</text:p>
          </table:table-cell>
          <table:table-cell office:value-type="float" office:value="1593">
            <text:p>1593</text:p>
          </table:table-cell>
          <table:table-cell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basketball game</text:p>
          </table:table-cell>
          <table:table-cell office:value-type="float" office:value="1594">
            <text:p>1594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boat race</text:p>
          </table:table-cell>
          <table:table-cell office:value-type="float" office:value="1595">
            <text:p>1595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concert</text:p>
          </table:table-cell>
          <table:table-cell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hockey game</text:p>
          </table:table-cell>
          <table:table-cell office:value-type="float" office:value="1597">
            <text:p>1597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message cancelled</text:p>
          </table:table-cell>
          <table:table-cell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 table:number-columns-repeated="3"/>
        </table:table-row>
        <table:table-row table:style-name="ro1">
          <table:table-cell office:value-type="float" office:value="1167">
            <text:p>1167</text:p>
          </table:table-cell>
          <table:table-cell table:number-columns-repeated="3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security alert</text:p>
          </table:table-cell>
          <table:table-cell office:value-type="float" office:value="1515">
            <text:p>1515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security incident</text:p>
          </table:table-cell>
          <table:table-cell office:value-type="float" office:value="1476">
            <text:p>1476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police checkpoint</text:p>
          </table:table-cell>
          <table:table-cell office:value-type="float" office:value="1477">
            <text:p>1477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bomb alert</text:p>
          </table:table-cell>
          <table:table-cell office:value-type="float" office:value="1516">
            <text:p>1516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terrorist incident</text:p>
          </table:table-cell>
          <table:table-cell office:value-type="float" office:value="1478">
            <text:p>1478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gunfire on roadway, danger</text:p>
          </table:table-cell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civil emergency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air raid, danger</text:p>
          </table:table-cell>
          <table:table-cell office:value-type="float" office:value="1481">
            <text:p>1481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evacuation</text:p>
          </table:table-cell>
          <table:table-cell office:value-type="float" office:value="1494">
            <text:p>1494</text:p>
          </table:table-cell>
          <table:table-cell/>
        </table:table-row>
        <table:table-row table:style-name="ro1">
          <table:table-cell office:value-type="float" office:value="1177">
            <text:p>1177</text:p>
          </table:table-cell>
          <table:table-cell table:number-columns-repeated="3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air raid warning cancelled</text:p>
          </table:table-cell>
          <table:table-cell office:value-type="float" office:value="1587">
            <text:p>1587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security alert withdrawn</text:p>
          </table:table-cell>
          <table:table-cell office:value-type="float" office:value="1492">
            <text:p>1492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civil emergency cancelled</text:p>
          </table:table-cell>
          <table:table-cell office:value-type="float" office:value="1588">
            <text:p>1588</text:p>
          </table:table-cell>
          <table:table-cell/>
        </table:table-row>
        <table:table-row table:style-name="ro1">
          <table:table-cell office:value-type="float" office:value="1181">
            <text:p>1181</text:p>
          </table:table-cell>
          <table:table-cell table:number-columns-repeated="3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message cancelled</text:p>
          </table:table-cell>
          <table:table-cell office:value-type="float" office:value="2033">
            <text:p>2033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 table:number-columns-repeated="3"/>
        </table:table-row>
        <table:table-row table:style-name="ro1">
          <table:table-cell office:value-type="float" office:value="1184">
            <text:p>1184</text:p>
          </table:table-cell>
          <table:table-cell table:number-columns-repeated="3"/>
        </table:table-row>
        <table:table-row table:style-name="ro1">
          <table:table-cell office:value-type="float" office:value="1185">
            <text:p>1185</text:p>
          </table:table-cell>
          <table:table-cell table:number-columns-repeated="3"/>
        </table:table-row>
        <table:table-row table:style-name="ro1">
          <table:table-cell office:value-type="float" office:value="1186">
            <text:p>1186</text:p>
          </table:table-cell>
          <table:table-cell table:number-columns-repeated="3"/>
        </table:table-row>
        <table:table-row table:style-name="ro1">
          <table:table-cell office:value-type="float" office:value="1187">
            <text:p>1187</text:p>
          </table:table-cell>
          <table:table-cell table:number-columns-repeated="3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delays (Q)</text:p>
          </table:table-cell>
          <table:table-cell office:value-type="float" office:value="1601">
            <text:p>16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delays (Q) expected</text:p>
          </table:table-cell>
          <table:table-cell office:value-type="float" office:value="1607">
            <text:p>160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delays (Q) possible</text:p>
          </table:table-cell>
          <table:table-cell office:value-type="float" office:value="1650">
            <text:p>16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delays up to 5 minutes</text:p>
          </table:table-cell>
          <table:table-cell office:value-type="float" office:value="1621">
            <text:p>1621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delays up to 10 minutes</text:p>
          </table:table-cell>
          <table:table-cell office:value-type="float" office:value="1622">
            <text:p>1622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delays up to 15 minutes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delays up to 20 minutes</text:p>
          </table:table-cell>
          <table:table-cell office:value-type="float" office:value="1623">
            <text:p>1623</text:p>
          </table:table-cell>
          <table:table-cell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delays up to 25 minutes</text:p>
          </table:table-cell>
          <table:table-cell office:value-type="float" office:value="1624">
            <text:p>1624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delays up to 30 minutes</text:p>
          </table:table-cell>
          <table:table-cell office:value-type="float" office:value="1603">
            <text:p>1603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delays up to 40 minutes</text:p>
          </table:table-cell>
          <table:table-cell office:value-type="float" office:value="1625">
            <text:p>1625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delays up to 50 minutes</text:p>
          </table:table-cell>
          <table:table-cell office:value-type="float" office:value="1626">
            <text:p>1626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delays up to one hour</text:p>
          </table:table-cell>
          <table:table-cell office:value-type="float" office:value="1604">
            <text:p>1604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delays up to 90 minutes</text:p>
          </table:table-cell>
          <table:table-cell office:value-type="float" office:value="1627">
            <text:p>1627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delays up to two hours</text:p>
          </table:table-cell>
          <table:table-cell office:value-type="float" office:value="1605">
            <text:p>1605</text:p>
          </table:table-cell>
          <table:table-cell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delays up to three hours</text:p>
          </table:table-cell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delays up to four hours</text:p>
          </table:table-cell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delays up to five hours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delays of several hours</text:p>
          </table:table-cell>
          <table:table-cell office:value-type="float" office:value="1606">
            <text:p>1606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long delays (Q)</text:p>
          </table:table-cell>
          <table:table-cell office:value-type="float" office:value="1608">
            <text:p>16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very long delays (Q)</text:p>
          </table:table-cell>
          <table:table-cell office:value-type="float" office:value="1631">
            <text:p>16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delays of uncertain duration</text:p>
          </table:table-cell>
          <table:table-cell office:value-type="float" office:value="1632">
            <text:p>1632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accident. Delays (Q)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accident. Delays (Q) expected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accident. Long delays (Q)</text:p>
          </table:table-cell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multi vehicle pile up. Delays (Q)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vehicles slowing to look at accident. Delays (Q)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vehicles slowing to look at accident. Delays (Q) expected</text:p>
          </table:table-cell>
          <table:table-cell office:value-type="float" office:value="276">
            <text:p>2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vehicles slowing to look at accident. Long delays (Q)</text:p>
          </table:table-cell>
          <table:table-cell office:value-type="float" office:value="277">
            <text:p>2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shed load. Delays (Q)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shed load. Delays (Q) expected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shed load. Long delays (Q)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overturned vehicle. Delays (Q)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overturned vehicle. Delays (Q) expected</text:p>
          </table:table-cell>
          <table:table-cell office:value-type="float" office:value="376">
            <text:p>3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overturned vehicle. Long delays (Q)</text:p>
          </table:table-cell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Delays (Q) due to earlier accident</text:p>
          </table:table-cell>
          <table:table-cell office:value-type="float" office:value="388">
            <text:p>38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Long delays (Q) due to earlier accident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broken down vehicle. Delays (Q)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broken down vehicle. Delays (Q) expected</text:p>
          </table:table-cell>
          <table:table-cell office:value-type="float" office:value="331">
            <text:p>3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broken down vehicle. Long delays (Q)</text:p>
          </table:table-cell>
          <table:table-cell office:value-type="float" office:value="332">
            <text:p>3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closed ahead. Delays (Q)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closed ahead. Delays (Q) expected</text:p>
          </table:table-cell>
          <table:table-cell office:value-type="float" office:value="436">
            <text:p>4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closed ahead. Long delays (Q)</text:p>
          </table:table-cell>
          <table:table-cell office:value-type="float" office:value="437">
            <text:p>4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blocked ahead. Delays (Q)</text:p>
          </table:table-cell>
          <table:table-cell office:value-type="float" office:value="463">
            <text:p>46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blocked ahead. Delays (Q) expected</text:p>
          </table:table-cell>
          <table:table-cell office:value-type="float" office:value="464">
            <text:p>4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blocked ahead. Long delays (Q)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roadworks. Delays (Q)</text:p>
          </table:table-cell>
          <table:table-cell office:value-type="float" office:value="747">
            <text:p>7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roadworks. Delays (Q) expected</text:p>
          </table:table-cell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roadworks. Long delays (Q)</text:p>
          </table:table-cell>
          <table:table-cell office:value-type="float" office:value="749">
            <text:p>7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resurfacing work. Delays (Q)</text:p>
          </table:table-cell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resurfacing work. Delays (Q) expected</text:p>
          </table:table-cell>
          <table:table-cell office:value-type="float" office:value="781">
            <text:p>78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resurfacing work. Long delays (Q)</text:p>
          </table:table-cell>
          <table:table-cell office:value-type="float" office:value="782">
            <text:p>78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water main work. Delays (Q)</text:p>
          </table:table-cell>
          <table:table-cell office:value-type="float" office:value="840">
            <text:p>8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water main work. Delays (Q) expected</text:p>
          </table:table-cell>
          <table:table-cell office:value-type="float" office:value="841">
            <text:p>84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water main work. Long delays (Q)</text:p>
          </table:table-cell>
          <table:table-cell office:value-type="float" office:value="842">
            <text:p>84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gas main work. Delays (Q)</text:p>
          </table:table-cell>
          <table:table-cell office:value-type="float" office:value="843">
            <text:p>8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gas main work. Delays (Q) expected</text:p>
          </table:table-cell>
          <table:table-cell office:value-type="float" office:value="844">
            <text:p>84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gas main work. Long delays (Q)</text:p>
          </table:table-cell>
          <table:table-cell office:value-type="float" office:value="845">
            <text:p>8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work on buried cables. Delays (Q)</text:p>
          </table:table-cell>
          <table:table-cell office:value-type="float" office:value="846">
            <text:p>84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work on buried cables. Delays (Q) expected</text:p>
          </table:table-cell>
          <table:table-cell office:value-type="float" office:value="847">
            <text:p>8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work on buried cables. Long delays (Q)</text:p>
          </table:table-cell>
          <table:table-cell office:value-type="float" office:value="848">
            <text:p>84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work on buried services. Delays (Q)</text:p>
          </table:table-cell>
          <table:table-cell office:value-type="float" office:value="849">
            <text:p>8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work on buried services. Delays (Q) expected</text:p>
          </table:table-cell>
          <table:table-cell office:value-type="float" office:value="850">
            <text:p>8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work on buried services. Long delays (Q)</text:p>
          </table:table-cell>
          <table:table-cell office:value-type="float" office:value="851">
            <text:p>85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flooding. Delays (Q)</text:p>
          </table:table-cell>
          <table:table-cell office:value-type="float" office:value="939">
            <text:p>9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flooding. Delays (Q) expected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flooding. Long delays (Q)</text:p>
          </table:table-cell>
          <table:table-cell office:value-type="float" office:value="941">
            <text:p>94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sewer collapse. Delays (Q)</text:p>
          </table:table-cell>
          <table:table-cell office:value-type="float" office:value="1027">
            <text:p>10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sewer collapse. Delays (Q) expected</text:p>
          </table:table-cell>
          <table:table-cell office:value-type="float" office:value="1028">
            <text:p>10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sewer collapse. Long delays (Q)</text:p>
          </table:table-cell>
          <table:table-cell office:value-type="float" office:value="1029">
            <text:p>10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burst water main. Delays (Q)</text:p>
          </table:table-cell>
          <table:table-cell office:value-type="float" office:value="958">
            <text:p>9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burst water main. Delays (Q) expected</text:p>
          </table:table-cell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burst water main. Long delays (Q)</text:p>
          </table:table-cell>
          <table:table-cell office:value-type="float" office:value="960">
            <text:p>9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gas leak. Delays (Q)</text:p>
          </table:table-cell>
          <table:table-cell office:value-type="float" office:value="962">
            <text:p>96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gas leak. Delays (Q) expected</text:p>
          </table:table-cell>
          <table:table-cell office:value-type="float" office:value="963">
            <text:p>96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gas leak. Long delays (Q)</text:p>
          </table:table-cell>
          <table:table-cell office:value-type="float" office:value="964">
            <text:p>9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serious fire. Delays (Q)</text:p>
          </table:table-cell>
          <table:table-cell office:value-type="float" office:value="966">
            <text:p>96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serious fire. Delays (Q) expected</text:p>
          </table:table-cell>
          <table:table-cell office:value-type="float" office:value="967">
            <text:p>9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serious fire. Long delays (Q)</text:p>
          </table:table-cell>
          <table:table-cell office:value-type="float" office:value="968">
            <text:p>9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major event. Delays (Q)</text:p>
          </table:table-cell>
          <table:table-cell office:value-type="float" office:value="1528">
            <text:p>15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major event. Delays (Q) expected</text:p>
          </table:table-cell>
          <table:table-cell office:value-type="float" office:value="1529">
            <text:p>15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major event. Long delays (Q)</text:p>
          </table:table-cell>
          <table:table-cell office:value-type="float" office:value="1530">
            <text:p>15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sports meeting. Delays (Q)</text:p>
          </table:table-cell>
          <table:table-cell office:value-type="float" office:value="1542">
            <text:p>154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sports meeting. Delays (Q) expected</text:p>
          </table:table-cell>
          <table:table-cell office:value-type="float" office:value="1543">
            <text:p>15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sports meeting. Long delays (Q)</text:p>
          </table:table-cell>
          <table:table-cell office:value-type="float" office:value="1544">
            <text:p>154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fair. Delays (Q)</text:p>
          </table:table-cell>
          <table:table-cell office:value-type="float" office:value="1556">
            <text:p>15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fair. Delays (Q) expected</text:p>
          </table:table-cell>
          <table:table-cell office:value-type="float" office:value="1557">
            <text:p>155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fair. Long delays (Q)</text:p>
          </table:table-cell>
          <table:table-cell office:value-type="float" office:value="1558">
            <text:p>15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parade. Delays (Q)</text:p>
          </table:table-cell>
          <table:table-cell office:value-type="float" office:value="1560">
            <text:p>15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parade. Delays (Q) expected</text:p>
          </table:table-cell>
          <table:table-cell office:value-type="float" office:value="1561">
            <text:p>156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parade. Long delays (Q)</text:p>
          </table:table-cell>
          <table:table-cell office:value-type="float" office:value="1562">
            <text:p>156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strike. Delays (Q)</text:p>
          </table:table-cell>
          <table:table-cell office:value-type="float" office:value="1564">
            <text:p>15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strike. Delays (Q) expected</text:p>
          </table:table-cell>
          <table:table-cell office:value-type="float" office:value="1565">
            <text:p>15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strike. Long delays (Q)</text:p>
          </table:table-cell>
          <table:table-cell office:value-type="float" office:value="1566">
            <text:p>156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demonstration. Delays (Q)</text:p>
          </table:table-cell>
          <table:table-cell office:value-type="float" office:value="1568">
            <text:p>15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demonstration. Delays (Q) expected</text:p>
          </table:table-cell>
          <table:table-cell office:value-type="float" office:value="1569">
            <text:p>156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demonstration. Long delays (Q)</text:p>
          </table:table-cell>
          <table:table-cell office:value-type="float" office:value="1570">
            <text:p>157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security alert. Delays (Q)</text:p>
          </table:table-cell>
          <table:table-cell office:value-type="float" office:value="1581">
            <text:p>158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security alert. Delays (Q) expected</text:p>
          </table:table-cell>
          <table:table-cell office:value-type="float" office:value="1582">
            <text:p>158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ecurity alert. Long delays (Q)</text:p>
          </table:table-cell>
          <table:table-cell office:value-type="float" office:value="1583">
            <text:p>158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security incident. Delays (Q)</text:p>
          </table:table-cell>
          <table:table-cell office:value-type="float" office:value="1486">
            <text:p>14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security incident. Delays (Q) expected</text:p>
          </table:table-cell>
          <table:table-cell office:value-type="float" office:value="1487">
            <text:p>148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security incident. Long delays (Q)</text:p>
          </table:table-cell>
          <table:table-cell office:value-type="float" office:value="1488">
            <text:p>148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police checkpoint. Delays (Q)</text:p>
          </table:table-cell>
          <table:table-cell office:value-type="float" office:value="1489">
            <text:p>14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police checkpoint. Delays (Q) expected</text:p>
          </table:table-cell>
          <table:table-cell office:value-type="float" office:value="1490">
            <text:p>149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police checkpoint. Long delays (Q)</text:p>
          </table:table-cell>
          <table:table-cell office:value-type="float" office:value="1491">
            <text:p>14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delays (Q) for heavy vehicles</text:p>
          </table:table-cell>
          <table:table-cell office:value-type="float" office:value="1609">
            <text:p>16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delays (Q) for cars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elays (Q) for heavy lorr(y/ies)</text:p>
          </table:table-cell>
          <table:table-cell office:value-type="float" office:value="1642">
            <text:p>164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delays up to 15 minutes for heavy lorr(y/ies)</text:p>
          </table:table-cell>
          <table:table-cell office:value-type="float" office:value="1610">
            <text:p>1610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delays up to 30 minutes for heavy lorr(y/ies)</text:p>
          </table:table-cell>
          <table:table-cell office:value-type="float" office:value="1611">
            <text:p>1611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delays up to one hour for heavy lorr(y/ies)</text:p>
          </table:table-cell>
          <table:table-cell office:value-type="float" office:value="1612">
            <text:p>1612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delays up to two hours for heavy lorr(y/ies)</text:p>
          </table:table-cell>
          <table:table-cell office:value-type="float" office:value="1613">
            <text:p>1613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delays of several hours for heavy lorr(y/ies)</text:p>
          </table:table-cell>
          <table:table-cell office:value-type="float" office:value="1614">
            <text:p>1614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delays (Q) for buses</text:p>
          </table:table-cell>
          <table:table-cell office:value-type="float" office:value="1643">
            <text:p>16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long delays expected</text:p>
          </table:table-cell>
          <table:table-cell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very long delays expected</text:p>
          </table:table-cell>
          <table:table-cell office:value-type="float" office:value="1654">
            <text:p>1654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abnormal load. Delays (Q) expected</text:p>
          </table:table-cell>
          <table:table-cell office:value-type="float" office:value="1757">
            <text:p>175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abnormal load. Long delays (Q)</text:p>
          </table:table-cell>
          <table:table-cell office:value-type="float" office:value="1758">
            <text:p>17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abnormal load. Delays (Q)</text:p>
          </table:table-cell>
          <table:table-cell office:value-type="float" office:value="1756">
            <text:p>17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abnormal load causing slow traffic. Delays (Q)</text:p>
          </table:table-cell>
          <table:table-cell office:value-type="float" office:value="1740">
            <text:p>17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convoy causing delays (Q)</text:p>
          </table:table-cell>
          <table:table-cell office:value-type="float" office:value="1759">
            <text:p>17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convoy. Delays (Q) expected</text:p>
          </table:table-cell>
          <table:table-cell office:value-type="float" office:value="1760">
            <text:p>17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convoy causing long delays (Q)</text:p>
          </table:table-cell>
          <table:table-cell office:value-type="float" office:value="1761">
            <text:p>176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convoy causing slow traffic. Delays (Q)</text:p>
          </table:table-cell>
          <table:table-cell office:value-type="float" office:value="1741">
            <text:p>174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traffic lights not working. Delays (Q)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traffic lights not working. Delays (Q) expected</text:p>
          </table:table-cell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traffic lights not working. Long delays (Q)</text:p>
          </table:table-cell>
          <table:table-cell office:value-type="float" office:value="1819">
            <text:p>18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traffic lights working incorrectly. Delays (Q)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traffic lights working incorrectly. Delays (Q) expected</text:p>
          </table:table-cell>
          <table:table-cell office:value-type="float" office:value="1869">
            <text:p>186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traffic lights working incorrectly. Long delays (Q)</text:p>
          </table:table-cell>
          <table:table-cell office:value-type="float" office:value="1870">
            <text:p>187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temporary traffic lights not working. Delays (Q)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temporary traffic lights not working. Delays (Q) expected</text:p>
          </table:table-cell>
          <table:table-cell office:value-type="float" office:value="1877">
            <text:p>18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temporary traffic lights not working. Long delays (Q)</text:p>
          </table:table-cell>
          <table:table-cell office:value-type="float" office:value="1878">
            <text:p>18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traffic signal control computer not working. Delays (Q)</text:p>
          </table:table-cell>
          <table:table-cell office:value-type="float" office:value="1880">
            <text:p>18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traffic signal control computer not working. Delays (Q) expected</text:p>
          </table:table-cell>
          <table:table-cell office:value-type="float" office:value="1884">
            <text:p>188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traffic signal control computer not working. Long delays (Q)</text:p>
          </table:table-cell>
          <table:table-cell office:value-type="float" office:value="1885">
            <text:p>18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level crossing failure. Delays (Q)</text:p>
          </table:table-cell>
          <table:table-cell office:value-type="float" office:value="1830">
            <text:p>18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level crossing failure. Delays (Q) expected</text:p>
          </table:table-cell>
          <table:table-cell office:value-type="float" office:value="1831">
            <text:p>18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level crossing failure. Long delays (Q)</text:p>
          </table:table-cell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Snowplough. Delays (Q)</text:p>
          </table:table-cell>
          <table:table-cell office:value-type="float" office:value="1858">
            <text:p>18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elays cleared</text:p>
          </table:table-cell>
          <table:table-cell office:value-type="float" office:value="1648">
            <text:p>1648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delay expected to be cleared</text:p>
          </table:table-cell>
          <table:table-cell office:value-type="float" office:value="1663">
            <text:p>1663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table:number-columns-repeated="3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message cancelled</text:p>
          </table:table-cell>
          <table:table-cell office:value-type="float" office:value="1620">
            <text:p>1620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table:number-columns-repeated="3"/>
        </table:table-row>
        <table:table-row table:style-name="ro1">
          <table:table-cell office:value-type="float" office:value="1333">
            <text:p>1333</text:p>
          </table:table-cell>
          <table:table-cell table:number-columns-repeated="3"/>
        </table:table-row>
        <table:table-row table:style-name="ro1">
          <table:table-cell office:value-type="float" office:value="1334">
            <text:p>1334</text:p>
          </table:table-cell>
          <table:table-cell table:number-columns-repeated="3"/>
        </table:table-row>
        <table:table-row table:style-name="ro1">
          <table:table-cell office:value-type="float" office:value="1335">
            <text:p>1335</text:p>
          </table:table-cell>
          <table:table-cell table:number-columns-repeated="3"/>
        </table:table-row>
        <table:table-row table:style-name="ro1">
          <table:table-cell office:value-type="float" office:value="1336">
            <text:p>1336</text:p>
          </table:table-cell>
          <table:table-cell table:number-columns-repeated="3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cancellations</text:p>
          </table:table-cell>
          <table:table-cell office:value-type="float" office:value="1634">
            <text:p>1634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cancellations expected</text:p>
          </table:table-cell>
          <table:table-cell office:value-type="float" office:value="1652">
            <text:p>1652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service suspended (until Q)</text:p>
          </table:table-cell>
          <table:table-cell office:value-type="float" office:value="1615">
            <text:p>16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delayed until further notice</text:p>
          </table:table-cell>
          <table:table-cell office:value-type="float" office:value="1633">
            <text:p>1633</text:p>
          </table:table-cell>
          <table:table-cell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(Q) service withdrawn</text:p>
          </table:table-cell>
          <table:table-cell office:value-type="float" office:value="1616">
            <text:p>16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(Q) service(s) fully booked</text:p>
          </table:table-cell>
          <table:table-cell office:value-type="float" office:value="1617">
            <text:p>16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all services fully booked (until Q)</text:p>
          </table:table-cell>
          <table:table-cell office:value-type="float" office:value="1655">
            <text:p>165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park and ride service operating (until Q)</text:p>
          </table:table-cell>
          <table:table-cell office:value-type="float" office:value="1906">
            <text:p>190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park and ride service not operating (until Q)</text:p>
          </table:table-cell>
          <table:table-cell office:value-type="float" office:value="1635">
            <text:p>16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special public transport services operating (until Q)</text:p>
          </table:table-cell>
          <table:table-cell office:value-type="float" office:value="1636">
            <text:p>16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normal services not operating (until Q)</text:p>
          </table:table-cell>
          <table:table-cell office:value-type="float" office:value="1637">
            <text:p>16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rail services not operating (until Q)</text:p>
          </table:table-cell>
          <table:table-cell office:value-type="float" office:value="1638">
            <text:p>16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rail services irregular</text:p>
          </table:table-cell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rail services irregular. Delays (Q)</text:p>
          </table:table-cell>
          <table:table-cell office:value-type="float" office:value="1657">
            <text:p>165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bus services irregular. Delays (Q)</text:p>
          </table:table-cell>
          <table:table-cell office:value-type="float" office:value="1658">
            <text:p>165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bus services not operating (until Q)</text:p>
          </table:table-cell>
          <table:table-cell office:value-type="float" office:value="1639">
            <text:p>16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rapid transit service not operating (until Q)</text:p>
          </table:table-cell>
          <table:table-cell office:value-type="float" office:value="1649">
            <text:p>164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shuttle service operating (until Q)</text:p>
          </table:table-cell>
          <table:table-cell office:value-type="float" office:value="1640">
            <text:p>164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free shuttle service operating (until Q)</text:p>
          </table:table-cell>
          <table:table-cell office:value-type="float" office:value="1641">
            <text:p>164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underground services irregular</text:p>
          </table:table-cell>
          <table:table-cell office:value-type="float" office:value="1659">
            <text:p>1659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underground service not operating (until Q)</text:p>
          </table:table-cell>
          <table:table-cell office:value-type="float" office:value="1651">
            <text:p>165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service not operating, substitute service available</text:p>
          </table:table-cell>
          <table:table-cell office:value-type="float" office:value="2021">
            <text:p>2021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public transport strike</text:p>
          </table:table-cell>
          <table:table-cell office:value-type="float" office:value="2022">
            <text:p>2022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public transport services not operating</text:p>
          </table:table-cell>
          <table:table-cell office:value-type="float" office:value="1721">
            <text:p>1721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ferry service not operating (until Q)</text:p>
          </table:table-cell>
          <table:table-cell office:value-type="float" office:value="1661">
            <text:p>166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(Q) service(s) fully booked for heavy vehicles</text:p>
          </table:table-cell>
          <table:table-cell office:value-type="float" office:value="1618">
            <text:p>16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(Q) service(s) fully booked for heavy lorr(y/ies)</text:p>
          </table:table-cell>
          <table:table-cell office:value-type="float" office:value="1644">
            <text:p>164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(Q) service(s) fully booked for buses</text:p>
          </table:table-cell>
          <table:table-cell office:value-type="float" office:value="1645">
            <text:p>164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table:number-columns-repeated="3"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normal public transport services resumed</text:p>
          </table:table-cell>
          <table:table-cell office:value-type="float" office:value="1660">
            <text:p>1660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normal services resumed</text:p>
          </table:table-cell>
          <table:table-cell office:value-type="float" office:value="1619">
            <text:p>1619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message cancelled</text:p>
          </table:table-cell>
          <table:table-cell office:value-type="float" office:value="2034">
            <text:p>2034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table:number-columns-repeated="3"/>
        </table:table-row>
        <table:table-row table:style-name="ro1">
          <table:table-cell office:value-type="float" office:value="1371">
            <text:p>1371</text:p>
          </table:table-cell>
          <table:table-cell table:number-columns-repeated="3"/>
        </table:table-row>
        <table:table-row table:style-name="ro1">
          <table:table-cell office:value-type="float" office:value="1372">
            <text:p>1372</text:p>
          </table:table-cell>
          <table:table-cell table:number-columns-repeated="3"/>
        </table:table-row>
        <table:table-row table:style-name="ro1">
          <table:table-cell office:value-type="float" office:value="1373">
            <text:p>1373</text:p>
          </table:table-cell>
          <table:table-cell table:number-columns-repeated="3"/>
        </table:table-row>
        <table:table-row table:style-name="ro1">
          <table:table-cell office:value-type="float" office:value="1374">
            <text:p>1374</text:p>
          </table:table-cell>
          <table:table-cell table:number-columns-repeated="3"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park and ride trip time (Q)</text:p>
          </table:table-cell>
          <table:table-cell office:value-type="float" office:value="1662">
            <text:p>166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current trip time (Q)</text:p>
          </table:table-cell>
          <table:table-cell office:value-type="float" office:value="1695">
            <text:p>16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expected trip time (Q)</text:p>
          </table:table-cell>
          <table:table-cell office:value-type="float" office:value="1696">
            <text:p>16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next arrival (Q)</text:p>
          </table:table-cell>
          <table:table-cell office:value-type="float" office:value="1656">
            <text:p>165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next departure (Q)</text:p>
          </table:table-cell>
          <table:table-cell office:value-type="float" office:value="1901">
            <text:p>19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next departure (Q) for heavy vehicles</text:p>
          </table:table-cell>
          <table:table-cell office:value-type="float" office:value="1902">
            <text:p>19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next departure (Q) for heavy lorr(y/ies)</text:p>
          </table:table-cell>
          <table:table-cell office:value-type="float" office:value="1646">
            <text:p>164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next departure (Q) for buses</text:p>
          </table:table-cell>
          <table:table-cell office:value-type="float" office:value="1647">
            <text:p>164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table:number-columns-repeated="3"/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message cancelled</text:p>
          </table:table-cell>
          <table:table-cell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86">
            <text:p>1386</text:p>
          </table:table-cell>
          <table:table-cell table:number-columns-repeated="3"/>
        </table:table-row>
        <table:table-row table:style-name="ro1">
          <table:table-cell office:value-type="float" office:value="1387">
            <text:p>1387</text:p>
          </table:table-cell>
          <table:table-cell table:number-columns-repeated="3"/>
        </table:table-row>
        <table:table-row table:style-name="ro1">
          <table:table-cell office:value-type="float" office:value="1388">
            <text:p>1388</text:p>
          </table:table-cell>
          <table:table-cell table:number-columns-repeated="3"/>
        </table:table-row>
        <table:table-row table:style-name="ro1">
          <table:table-cell office:value-type="float" office:value="1389">
            <text:p>1389</text:p>
          </table:table-cell>
          <table:table-cell table:number-columns-repeated="3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(Q) vehicle(s) on wrong carriageway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(Q) reckless driver(s)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(Q) prohibited vehicle(s) on the roadway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(Q) emergency vehicles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(Q) high-speed emergency vehicles</text:p>
          </table:table-cell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high-speed chase (involving Q vehicles)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objects falling from moving vehicle</text:p>
          </table:table-cell>
          <table:table-cell office:value-type="float" office:value="1710">
            <text:p>1710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(Q sets of) slow moving maintenance vehicles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(Q) vehicle(s) carrying hazardous materials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(Q) vehicle(s) carrying hazardous materials. Danger</text:p>
          </table:table-cell>
          <table:table-cell office:value-type="float" office:value="1736">
            <text:p>1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Vehicles carrying hazardous materials have to stop at next safe place!</text:p>
          </table:table-cell>
          <table:table-cell office:value-type="float" office:value="1768">
            <text:p>1768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(Q) snowploughs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emergency vehicle warning cleared</text:p>
          </table:table-cell>
          <table:table-cell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dangerous vehicle warning cleared</text:p>
          </table:table-cell>
          <table:table-cell office:value-type="float" office:value="1702">
            <text:p>1702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hazardous load warning cleared</text:p>
          </table:table-cell>
          <table:table-cell office:value-type="float" office:value="1769">
            <text:p>1769</text:p>
          </table:table-cell>
          <table:table-cell/>
        </table:table-row>
        <table:table-row table:style-name="ro1">
          <table:table-cell office:value-type="float" office:value="1405">
            <text:p>1405</text:p>
          </table:table-cell>
          <table:table-cell table:number-columns-repeated="3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essage cancelled</text:p>
          </table:table-cell>
          <table:table-cell office:value-type="float" office:value="1703">
            <text:p>1703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 table:number-columns-repeated="3"/>
        </table:table-row>
        <table:table-row table:style-name="ro1">
          <table:table-cell office:value-type="float" office:value="1408">
            <text:p>1408</text:p>
          </table:table-cell>
          <table:table-cell table:number-columns-repeated="3"/>
        </table:table-row>
        <table:table-row table:style-name="ro1">
          <table:table-cell office:value-type="float" office:value="1409">
            <text:p>1409</text:p>
          </table:table-cell>
          <table:table-cell table:number-columns-repeated="3"/>
        </table:table-row>
        <table:table-row table:style-name="ro1">
          <table:table-cell office:value-type="float" office:value="1410">
            <text:p>1410</text:p>
          </table:table-cell>
          <table:table-cell table:number-columns-repeated="3"/>
        </table:table-row>
        <table:table-row table:style-name="ro1">
          <table:table-cell office:value-type="float" office:value="1411">
            <text:p>1411</text:p>
          </table:table-cell>
          <table:table-cell table:number-columns-repeated="3"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(Q) over-height vehicle(s)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(Q) over-height load(s), danger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(Q) abnormal load(s)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(Q) abnormal load(s), danger</text:p>
          </table:table-cell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(Q) wide load(s)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(Q) wide load(s), danger</text:p>
          </table:table-cell>
          <table:table-cell office:value-type="float" office:value="1732">
            <text:p>1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(Q) long load(s)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(Q) long load(s), danger</text:p>
          </table:table-cell>
          <table:table-cell office:value-type="float" office:value="1733">
            <text:p>1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(Q) slow vehicle(s)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(Q) slow vehicle(s), danger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(Q) track-laying vehicle(s)</text:p>
          </table:table-cell>
          <table:table-cell office:value-type="float" office:value="1764">
            <text:p>1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(Q) track-laying vehicle(s), danger</text:p>
          </table:table-cell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(Q) abnormal load(s). No overtaking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(Q) convoy(s)</text:p>
          </table:table-cell>
          <table:table-cell office:value-type="float" office:value="1755">
            <text:p>1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(Q) convoy(s), danger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(Q) military convoy(s)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(Q) military convoy(s), danger</text:p>
          </table:table-cell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table:number-columns-repeated="3"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convoy cleared</text:p>
          </table:table-cell>
          <table:table-cell office:value-type="float" office:value="1770">
            <text:p>1770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exceptional load warning cleared</text:p>
          </table:table-cell>
          <table:table-cell office:value-type="float" office:value="1762">
            <text:p>1762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 table:number-columns-repeated="3"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message cancelled</text:p>
          </table:table-cell>
          <table:table-cell office:value-type="float" office:value="1763">
            <text:p>1763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table:number-columns-repeated="3"/>
        </table:table-row>
        <table:table-row table:style-name="ro1">
          <table:table-cell office:value-type="float" office:value="1435">
            <text:p>1435</text:p>
          </table:table-cell>
          <table:table-cell table:number-columns-repeated="3"/>
        </table:table-row>
        <table:table-row table:style-name="ro1">
          <table:table-cell office:value-type="float" office:value="1436">
            <text:p>1436</text:p>
          </table:table-cell>
          <table:table-cell table:number-columns-repeated="3"/>
        </table:table-row>
        <table:table-row table:style-name="ro1">
          <table:table-cell office:value-type="float" office:value="1437">
            <text:p>1437</text:p>
          </table:table-cell>
          <table:table-cell table:number-columns-repeated="3"/>
        </table:table-row>
        <table:table-row table:style-name="ro1">
          <table:table-cell office:value-type="float" office:value="1438">
            <text:p>1438</text:p>
          </table:table-cell>
          <table:table-cell table:number-columns-repeated="3"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lane control signs not working</text:p>
          </table:table-cell>
          <table:table-cell office:value-type="float" office:value="1801">
            <text:p>1801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lane control signs working incorrectly</text:p>
          </table:table-cell>
          <table:table-cell office:value-type="float" office:value="1838">
            <text:p>1838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lane control signs operating</text:p>
          </table:table-cell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variable message signs not working</text:p>
          </table:table-cell>
          <table:table-cell office:value-type="float" office:value="1840">
            <text:p>1840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variable message signs working incorrectly</text:p>
          </table:table-cell>
          <table:table-cell office:value-type="float" office:value="1841">
            <text:p>1841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variable message signs operating</text:p>
          </table:table-cell>
          <table:table-cell office:value-type="float" office:value="1842">
            <text:p>1842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emergency telephones not working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emergency telephone number not working</text:p>
          </table:table-cell>
          <table:table-cell office:value-type="float" office:value="1803">
            <text:p>1803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emergency telephones out of order. Extra police patrols in operation</text:p>
          </table:table-cell>
          <table:table-cell office:value-type="float" office:value="1865">
            <text:p>1865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emergency telephones out of order. In emergency, wait for police patrol</text:p>
          </table:table-cell>
          <table:table-cell office:value-type="float" office:value="1866">
            <text:p>1866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(Q sets of) traffic lights not working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(Q sets of) traffic lights working incorrectly</text:p>
          </table:table-cell>
          <table:table-cell office:value-type="float" office:value="1805">
            <text:p>1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(Q sets of) ramp control signals not working</text:p>
          </table:table-cell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(Q sets of) ramp control signals working incorrectly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(Q sets of) temporary traffic lights not working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(Q sets of) temporary traffic lights working incorrectly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lane control signs not working. Danger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lane control signs working incorrectly. Danger</text:p>
          </table:table-cell>
          <table:table-cell office:value-type="float" office:value="1864">
            <text:p>1864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(Q sets of) traffic lights not working. Danger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(Q sets of) traffic lights working incorrectly. Danger</text:p>
          </table:table-cell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(Q sets of) temporary traffic lights not working. Danger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traffic signal control computer not working</text:p>
          </table:table-cell>
          <table:table-cell office:value-type="float" office:value="1847">
            <text:p>1847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traffic signal timings changed</text:p>
          </table:table-cell>
          <table:table-cell office:value-type="float" office:value="1848">
            <text:p>1848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level crossing failure</text:p>
          </table:table-cell>
          <table:table-cell office:value-type="float" office:value="1806">
            <text:p>1806</text:p>
          </table:table-cell>
          <table:table-cell/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tunnel ventilation not working</text:p>
          </table:table-cell>
          <table:table-cell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 table:number-columns-repeated="3"/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electronic signs repaired</text:p>
          </table:table-cell>
          <table:table-cell office:value-type="float" office:value="1833">
            <text:p>1833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emergency call facilities restored</text:p>
          </table:table-cell>
          <table:table-cell office:value-type="float" office:value="1834">
            <text:p>1834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traffic signals repaired</text:p>
          </table:table-cell>
          <table:table-cell office:value-type="float" office:value="1835">
            <text:p>1835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level crossing now working normally</text:p>
          </table:table-cell>
          <table:table-cell office:value-type="float" office:value="1836">
            <text:p>1836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power failure</text:p>
          </table:table-cell>
          <table:table-cell office:value-type="float" office:value="1983">
            <text:p>1983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message cancelled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1">
          <table:table-cell office:value-type="float" office:value="1471">
            <text:p>1471</text:p>
          </table:table-cell>
          <table:table-cell table:number-columns-repeated="3"/>
        </table:table-row>
        <table:table-row table:style-name="ro1">
          <table:table-cell office:value-type="float" office:value="1472">
            <text:p>1472</text:p>
          </table:table-cell>
          <table:table-cell table:number-columns-repeated="3"/>
        </table:table-row>
        <table:table-row table:style-name="ro1">
          <table:table-cell office:value-type="float" office:value="1473">
            <text:p>1473</text:p>
          </table:table-cell>
          <table:table-cell table:number-columns-repeated="3"/>
        </table:table-row>
        <table:table-row table:style-name="ro1">
          <table:table-cell office:value-type="float" office:value="1474">
            <text:p>1474</text:p>
          </table:table-cell>
          <table:table-cell table:number-columns-repeated="3"/>
        </table:table-row>
        <table:table-row table:style-name="ro1">
          <table:table-cell office:value-type="float" office:value="1475">
            <text:p>1475</text:p>
          </table:table-cell>
          <table:table-cell table:number-columns-repeated="3"/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temporary width limit (Q)</text:p>
          </table:table-cell>
          <table:table-cell office:value-type="float" office:value="1851">
            <text:p>185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temporary height limit (Q)</text:p>
          </table:table-cell>
          <table:table-cell office:value-type="float" office:value="1861">
            <text:p>186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temporary length limit (Q)</text:p>
          </table:table-cell>
          <table:table-cell office:value-type="float" office:value="1881">
            <text:p>188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temporary axle load limit (Q)</text:p>
          </table:table-cell>
          <table:table-cell office:value-type="float" office:value="1871">
            <text:p>187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temporary gross weight limit (Q)</text:p>
          </table:table-cell>
          <table:table-cell office:value-type="float" office:value="1872">
            <text:p>18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table:number-columns-repeated="3"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temporary width limit lifted</text:p>
          </table:table-cell>
          <table:table-cell office:value-type="float" office:value="1852">
            <text:p>1852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temporary height limit lifted</text:p>
          </table:table-cell>
          <table:table-cell office:value-type="float" office:value="1862">
            <text:p>1862</text:p>
          </table:table-cell>
          <table:table-cell/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temporary length limit lifted</text:p>
          </table:table-cell>
          <table:table-cell office:value-type="float" office:value="1882">
            <text:p>1882</text:p>
          </table:table-cell>
          <table:table-cell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temporary axle weight limit lifted</text:p>
          </table:table-cell>
          <table:table-cell office:value-type="float" office:value="1874">
            <text:p>1874</text:p>
          </table:table-cell>
          <table:table-cell/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temporary gross weight limit lifted</text:p>
          </table:table-cell>
          <table:table-cell office:value-type="float" office:value="1873">
            <text:p>1873</text:p>
          </table:table-cell>
          <table:table-cell/>
        </table:table-row>
        <table:table-row table:style-name="ro1">
          <table:table-cell office:value-type="float" office:value="1487">
            <text:p>1487</text:p>
          </table:table-cell>
          <table:table-cell table:number-columns-repeated="3"/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message cancelled</text:p>
          </table:table-cell>
          <table:table-cell office:value-type="float" office:value="1857">
            <text:p>1857</text:p>
          </table:table-cell>
          <table:table-cell/>
        </table:table-row>
        <table:table-row table:style-name="ro1">
          <table:table-cell office:value-type="float" office:value="1489">
            <text:p>1489</text:p>
          </table:table-cell>
          <table:table-cell table:number-columns-repeated="3"/>
        </table:table-row>
        <table:table-row table:style-name="ro1">
          <table:table-cell office:value-type="float" office:value="1490">
            <text:p>1490</text:p>
          </table:table-cell>
          <table:table-cell table:number-columns-repeated="3"/>
        </table:table-row>
        <table:table-row table:style-name="ro1">
          <table:table-cell office:value-type="float" office:value="1491">
            <text:p>1491</text:p>
          </table:table-cell>
          <table:table-cell table:number-columns-repeated="3"/>
        </table:table-row>
        <table:table-row table:style-name="ro1">
          <table:table-cell office:value-type="float" office:value="1492">
            <text:p>1492</text:p>
          </table:table-cell>
          <table:table-cell table:number-columns-repeated="3"/>
        </table:table-row>
        <table:table-row table:style-name="ro1">
          <table:table-cell office:value-type="float" office:value="1493">
            <text:p>1493</text:p>
          </table:table-cell>
          <table:table-cell table:number-columns-repeated="3"/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normal parking restrictions lifted</text:p>
          </table:table-cell>
          <table:table-cell office:value-type="float" office:value="1886">
            <text:p>1886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special parking restrictions in force</text:p>
          </table:table-cell>
          <table:table-cell office:value-type="float" office:value="1887">
            <text:p>1887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no parking (until Q)</text:p>
          </table:table-cell>
          <table:table-cell office:value-type="float" office:value="1927">
            <text:p>19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table:number-columns-repeated="3"/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special parking restrictions lifted</text:p>
          </table:table-cell>
          <table:table-cell office:value-type="float" office:value="1928">
            <text:p>1928</text:p>
          </table:table-cell>
          <table:table-cell/>
        </table:table-row>
        <table:table-row table:style-name="ro1">
          <table:table-cell office:value-type="float" office:value="1499">
            <text:p>1499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message cancelled</text:p>
          </table:table-cell>
          <table:table-cell office:value-type="float" office:value="1883">
            <text:p>1883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table:number-columns-repeated="3"/>
        </table:table-row>
        <table:table-row table:style-name="ro1">
          <table:table-cell office:value-type="float" office:value="1502">
            <text:p>1502</text:p>
          </table:table-cell>
          <table:table-cell table:number-columns-repeated="3"/>
        </table:table-row>
        <table:table-row table:style-name="ro1">
          <table:table-cell office:value-type="float" office:value="1503">
            <text:p>1503</text:p>
          </table:table-cell>
          <table:table-cell table:number-columns-repeated="3"/>
        </table:table-row>
        <table:table-row table:style-name="ro1">
          <table:table-cell office:value-type="float" office:value="1504">
            <text:p>1504</text:p>
          </table:table-cell>
          <table:table-cell table:number-columns-repeated="3"/>
        </table:table-row>
        <table:table-row table:style-name="ro1">
          <table:table-cell office:value-type="float" office:value="1505">
            <text:p>1505</text:p>
          </table:table-cell>
          <table:table-cell table:number-columns-repeated="3"/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car park (Q) full</text:p>
          </table:table-cell>
          <table:table-cell office:value-type="float" office:value="1903">
            <text:p>19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expect car park to be full</text:p>
          </table:table-cell>
          <table:table-cell office:value-type="float" office:value="1922">
            <text:p>1922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10% full</text:p>
          </table:table-cell>
          <table:table-cell office:value-type="float" office:value="1888">
            <text:p>1888</text:p>
          </table:table-cell>
          <table:table-cell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20% full</text:p>
          </table:table-cell>
          <table:table-cell office:value-type="float" office:value="1889">
            <text:p>1889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30% full</text:p>
          </table:table-cell>
          <table:table-cell office:value-type="float" office:value="1890">
            <text:p>1890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40% full</text:p>
          </table:table-cell>
          <table:table-cell office:value-type="float" office:value="1891">
            <text:p>1891</text:p>
          </table:table-cell>
          <table:table-cell/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50% full</text:p>
          </table:table-cell>
          <table:table-cell office:value-type="float" office:value="1892">
            <text:p>1892</text:p>
          </table:table-cell>
          <table:table-cell/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60% full</text:p>
          </table:table-cell>
          <table:table-cell office:value-type="float" office:value="1893">
            <text:p>1893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70% full</text:p>
          </table:table-cell>
          <table:table-cell office:value-type="float" office:value="1894">
            <text:p>1894</text:p>
          </table:table-cell>
          <table:table-cell/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80% full</text:p>
          </table:table-cell>
          <table:table-cell office:value-type="float" office:value="1895">
            <text:p>1895</text:p>
          </table:table-cell>
          <table:table-cell/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90% full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full</text:p>
          </table:table-cell>
          <table:table-cell office:value-type="float" office:value="1918">
            <text:p>1918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all car parks (Q) full</text:p>
          </table:table-cell>
          <table:table-cell office:value-type="float" office:value="1904">
            <text:p>19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multi story car parks full</text:p>
          </table:table-cell>
          <table:table-cell office:value-type="float" office:value="1924">
            <text:p>1924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less than (Q) car parking spaces available</text:p>
          </table:table-cell>
          <table:table-cell office:value-type="float" office:value="1905">
            <text:p>19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no parking spaces available</text:p>
          </table:table-cell>
          <table:table-cell office:value-type="float" office:value="1926">
            <text:p>1926</text:p>
          </table:table-cell>
          <table:table-cell/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expect no parking spaces available</text:p>
          </table:table-cell>
          <table:table-cell office:value-type="float" office:value="1923">
            <text:p>1923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only a few parking spaces available</text:p>
          </table:table-cell>
          <table:table-cell office:value-type="float" office:value="1920">
            <text:p>1920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(Q) parking spaces available</text:p>
          </table:table-cell>
          <table:table-cell office:value-type="float" office:value="1921">
            <text:p>19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less than 10 parking spaces available</text:p>
          </table:table-cell>
          <table:table-cell office:value-type="float" office:value="1897">
            <text:p>1897</text:p>
          </table:table-cell>
          <table:table-cell/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less than 20 parking spaces available</text:p>
          </table:table-cell>
          <table:table-cell office:value-type="float" office:value="1898">
            <text:p>1898</text:p>
          </table:table-cell>
          <table:table-cell/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less than 30 parking spaces available</text:p>
          </table:table-cell>
          <table:table-cell office:value-type="float" office:value="1899">
            <text:p>1899</text:p>
          </table:table-cell>
          <table:table-cell/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less than 40 parking spaces available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less than 50 parking spaces available</text:p>
          </table:table-cell>
          <table:table-cell office:value-type="float" office:value="1855">
            <text:p>1855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no problems to report with park and ride services</text:p>
          </table:table-cell>
          <table:table-cell office:value-type="float" office:value="1925">
            <text:p>1925</text:p>
          </table:table-cell>
          <table:table-cell/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no park and ride information available (until Q)</text:p>
          </table:table-cell>
          <table:table-cell office:value-type="float" office:value="1934">
            <text:p>19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table:number-columns-repeated="3"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park and ride information service resumed</text:p>
          </table:table-cell>
          <table:table-cell office:value-type="float" office:value="1938">
            <text:p>1938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no parking information available (until Q)</text:p>
          </table:table-cell>
          <table:table-cell office:value-type="float" office:value="1856">
            <text:p>185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table:number-columns-repeated="3"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message cancelled</text:p>
          </table:table-cell>
          <table:table-cell office:value-type="float" office:value="2038">
            <text:p>2038</text:p>
          </table:table-cell>
          <table:table-cell/>
        </table:table-row>
        <table:table-row table:style-name="ro1">
          <table:table-cell office:value-type="float" office:value="1537">
            <text:p>1537</text:p>
          </table:table-cell>
          <table:table-cell table:number-columns-repeated="3"/>
        </table:table-row>
        <table:table-row table:style-name="ro1">
          <table:table-cell office:value-type="float" office:value="1538">
            <text:p>1538</text:p>
          </table:table-cell>
          <table:table-cell table:number-columns-repeated="3"/>
        </table:table-row>
        <table:table-row table:style-name="ro1">
          <table:table-cell office:value-type="float" office:value="1539">
            <text:p>1539</text:p>
          </table:table-cell>
          <table:table-cell table:number-columns-repeated="3"/>
        </table:table-row>
        <table:table-row table:style-name="ro1">
          <table:table-cell office:value-type="float" office:value="1540">
            <text:p>1540</text:p>
          </table:table-cell>
          <table:table-cell table:number-columns-repeated="3"/>
        </table:table-row>
        <table:table-row table:style-name="ro1">
          <table:table-cell office:value-type="float" office:value="1541">
            <text:p>1541</text:p>
          </table:table-cell>
          <table:table-cell table:number-columns-repeated="3"/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switch your car radio (to Q)</text:p>
          </table:table-cell>
          <table:table-cell office:value-type="float" office:value="1913">
            <text:p>19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switch your car radio (to Q)</text:p>
          </table:table-cell>
          <table:table-cell office:value-type="float" office:value="1908">
            <text:p>19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urgent information will be given (at Q) on normal programme broadcasts</text:p>
          </table:table-cell>
          <table:table-cell office:value-type="float" office:value="1929">
            <text:p>19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detailed information will be given (at Q) on normal programme broadcasts</text:p>
          </table:table-cell>
          <table:table-cell office:value-type="float" office:value="1931">
            <text:p>193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alarm call: important new information on this frequency follows now in normal programme</text:p>
          </table:table-cell>
          <table:table-cell office:value-type="float" office:value="1909">
            <text:p>1909</text:p>
          </table:table-cell>
          <table:table-cell/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alarm set: new information will be broadcast between these times in normal programme</text:p>
          </table:table-cell>
          <table:table-cell office:value-type="float" office:value="1910">
            <text:p>1910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 table:number-columns-repeated="3"/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reference to audio programmes no longer valid</text:p>
          </table:table-cell>
          <table:table-cell office:value-type="float" office:value="1955">
            <text:p>1955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table:number-columns-repeated="3"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message cancelled</text:p>
          </table:table-cell>
          <table:table-cell office:value-type="float" office:value="1911">
            <text:p>1911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table:number-columns-repeated="3"/>
        </table:table-row>
        <table:table-row table:style-name="ro1">
          <table:table-cell office:value-type="float" office:value="1553">
            <text:p>1553</text:p>
          </table:table-cell>
          <table:table-cell table:number-columns-repeated="3"/>
        </table:table-row>
        <table:table-row table:style-name="ro1">
          <table:table-cell office:value-type="float" office:value="1554">
            <text:p>1554</text:p>
          </table:table-cell>
          <table:table-cell table:number-columns-repeated="3"/>
        </table:table-row>
        <table:table-row table:style-name="ro1">
          <table:table-cell office:value-type="float" office:value="1555">
            <text:p>1555</text:p>
          </table:table-cell>
          <table:table-cell table:number-columns-repeated="3"/>
        </table:table-row>
        <table:table-row table:style-name="ro1">
          <table:table-cell office:value-type="float" office:value="1556">
            <text:p>1556</text:p>
          </table:table-cell>
          <table:table-cell table:number-columns-repeated="3"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additional regional information is provided by another TMC service</text:p>
          </table:table-cell>
          <table:table-cell office:value-type="float" office:value="1940">
            <text:p>1940</text:p>
          </table:table-cell>
          <table:table-cell/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additional local information is provided by another TMC service</text:p>
          </table:table-cell>
          <table:table-cell office:value-type="float" office:value="1941">
            <text:p>1941</text:p>
          </table:table-cell>
          <table:table-cell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additional public transport information is provided by another TMC service</text:p>
          </table:table-cell>
          <table:table-cell office:value-type="float" office:value="1942">
            <text:p>1942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national traffic information is provided by another TMC service</text:p>
          </table:table-cell>
          <table:table-cell office:value-type="float" office:value="1943">
            <text:p>1943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this service provides major road information</text:p>
          </table:table-cell>
          <table:table-cell office:value-type="float" office:value="1944">
            <text:p>1944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this service provides regional travel information</text:p>
          </table:table-cell>
          <table:table-cell office:value-type="float" office:value="1945">
            <text:p>1945</text:p>
          </table:table-cell>
          <table:table-cell/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this service provides local travel information</text:p>
          </table:table-cell>
          <table:table-cell office:value-type="float" office:value="1946">
            <text:p>1946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no detailed regional information provided by this service</text:p>
          </table:table-cell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no detailed local information provided by this service</text:p>
          </table:table-cell>
          <table:table-cell office:value-type="float" office:value="1948">
            <text:p>1948</text:p>
          </table:table-cell>
          <table:table-cell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detailed information is provided by another TMC service</text:p>
          </table:table-cell>
          <table:table-cell office:value-type="float" office:value="1932">
            <text:p>1932</text:p>
          </table:table-cell>
          <table:table-cell/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no cross-border information provided by this service</text:p>
          </table:table-cell>
          <table:table-cell office:value-type="float" office:value="1949">
            <text:p>1949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information restricted to this area</text:p>
          </table:table-cell>
          <table:table-cell office:value-type="float" office:value="1950">
            <text:p>1950</text:p>
          </table:table-cell>
          <table:table-cell/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no new traffic information available (until Q)</text:p>
          </table:table-cell>
          <table:table-cell office:value-type="float" office:value="1951">
            <text:p>195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no public transport information available</text:p>
          </table:table-cell>
          <table:table-cell office:value-type="float" office:value="1952">
            <text:p>1952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this TMC-service is being suspended (at Q)</text:p>
          </table:table-cell>
          <table:table-cell office:value-type="float" office:value="1953">
            <text:p>195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active TMC-service will resume (at Q)</text:p>
          </table:table-cell>
          <table:table-cell office:value-type="float" office:value="1954">
            <text:p>195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this TMC-service is not active (until Q)</text:p>
          </table:table-cell>
          <table:table-cell office:value-type="float" office:value="1930">
            <text:p>193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no information available (until Q)</text:p>
          </table:table-cell>
          <table:table-cell office:value-type="float" office:value="1914">
            <text:p>19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no information available (until Q) due to technical problems</text:p>
          </table:table-cell>
          <table:table-cell office:value-type="float" office:value="1916">
            <text:p>19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table:number-columns-repeated="3"/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reference to other TMC services no longer valid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previous announcement about this or other TMC services no longer valid</text:p>
          </table:table-cell>
          <table:table-cell office:value-type="float" office:value="1957">
            <text:p>1957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rail Information service not available</text:p>
          </table:table-cell>
          <table:table-cell office:value-type="float" office:value="1964">
            <text:p>1964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rail information service resumed</text:p>
          </table:table-cell>
          <table:table-cell office:value-type="float" office:value="1965">
            <text:p>1965</text:p>
          </table:table-cell>
          <table:table-cell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rapid transit information service not available</text:p>
          </table:table-cell>
          <table:table-cell office:value-type="float" office:value="1966">
            <text:p>1966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rapid transit information service resumed</text:p>
          </table:table-cell>
          <table:table-cell office:value-type="float" office:value="1967">
            <text:p>1967</text:p>
          </table:table-cell>
          <table:table-cell/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message cancelled</text:p>
          </table:table-cell>
          <table:table-cell office:value-type="float" office:value="2039">
            <text:p>2039</text:p>
          </table:table-cell>
          <table:table-cell/>
        </table:table-row>
        <table:table-row table:style-name="ro1">
          <table:table-cell office:value-type="float" office:value="1584">
            <text:p>1584</text:p>
          </table:table-cell>
          <table:table-cell table:number-columns-repeated="3"/>
        </table:table-row>
        <table:table-row table:style-name="ro1">
          <table:table-cell office:value-type="float" office:value="1585">
            <text:p>1585</text:p>
          </table:table-cell>
          <table:table-cell table:number-columns-repeated="3"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this message is for test purposes only (number Q), please ignore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(null event) {no event description, but location etc. given in message}</text:p>
          </table:table-cell>
          <table:table-cell office:value-type="float" office:value="1907">
            <text:p>1907</text:p>
          </table:table-cell>
          <table:table-cell/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(null message) {completely silent message, see EN ISO 14819-1, 3.5.4}</text:p>
          </table:table-cell>
          <table:table-cell office:value-type="float" office:value="2047">
            <text:p>2047</text:p>
          </table:table-cell>
          <table:table-cell/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nothing to report</text:p>
          </table:table-cell>
          <table:table-cell office:value-type="float" office:value="2041">
            <text:p>2041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message cancelled</text:p>
          </table:table-cell>
          <table:table-cell office:value-type="float" office:value="2040">
            <text:p>2040</text:p>
          </table:table-cell>
          <table:table-cell/>
        </table:table-row>
        <table:table-row table:style-name="ro1" table:number-rows-repeated="104698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rrespondence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/>
        </table:table-row>
        <table:table-row table:style-name="ro1">
          <table:table-cell office:value-type="float" office:value="1052">
            <text:p>1052</text:p>
          </table:table-cell>
          <table:table-cell/>
        </table:table-row>
        <table:table-row table:style-name="ro1">
          <table:table-cell office:value-type="float" office:value="1053">
            <text:p>1053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/>
        </table:table-row>
        <table:table-row table:style-name="ro1">
          <table:table-cell office:value-type="float" office:value="1077">
            <text:p>1077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1091">
            <text:p>1091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/>
        </table:table-row>
        <table:table-row table:style-name="ro1">
          <table:table-cell office:value-type="float" office:value="1095">
            <text:p>1095</text:p>
          </table:table-cell>
          <table:table-cell/>
        </table:table-row>
        <table:table-row table:style-name="ro1">
          <table:table-cell office:value-type="float" office:value="1096">
            <text:p>1096</text:p>
          </table:table-cell>
          <table:table-cell/>
        </table:table-row>
        <table:table-row table:style-name="ro1">
          <table:table-cell office:value-type="float" office:value="1097">
            <text:p>1097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/>
        </table:table-row>
        <table:table-row table:style-name="ro1">
          <table:table-cell office:value-type="float" office:value="1099">
            <text:p>1099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/>
        </table:table-row>
        <table:table-row table:style-name="ro1">
          <table:table-cell office:value-type="float" office:value="1143">
            <text:p>1143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/>
        </table:table-row>
        <table:table-row table:style-name="ro1"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1147">
            <text:p>1147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1149">
            <text:p>1149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/>
        </table:table-row>
        <table:table-row table:style-name="ro1">
          <table:table-cell office:value-type="float" office:value="1155">
            <text:p>1155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/>
        </table:table-row>
        <table:table-row table:style-name="ro1"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/>
        </table:table-row>
        <table:table-row table:style-name="ro1">
          <table:table-cell office:value-type="float" office:value="1187">
            <text:p>1187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/>
        </table:table-row>
        <table:table-row table:style-name="ro1">
          <table:table-cell office:value-type="float" office:value="1189">
            <text:p>1189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/>
        </table:table-row>
        <table:table-row table:style-name="ro1">
          <table:table-cell office:value-type="float" office:value="1195">
            <text:p>1195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/>
        </table:table-row>
        <table:table-row table:style-name="ro1">
          <table:table-cell office:value-type="float" office:value="1221">
            <text:p>1221</text:p>
          </table:table-cell>
          <table:table-cell/>
        </table:table-row>
        <table:table-row table:style-name="ro1">
          <table:table-cell office:value-type="float" office:value="1222">
            <text:p>1222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/>
        </table:table-row>
        <table:table-row table:style-name="ro1">
          <table:table-cell office:value-type="float" office:value="1224">
            <text:p>1224</text:p>
          </table:table-cell>
          <table:table-cell/>
        </table:table-row>
        <table:table-row table:style-name="ro1">
          <table:table-cell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/>
        </table:table-row>
        <table:table-row table:style-name="ro1">
          <table:table-cell office:value-type="float" office:value="1229">
            <text:p>1229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/>
        </table:table-row>
        <table:table-row table:style-name="ro1">
          <table:table-cell office:value-type="float" office:value="1234">
            <text:p>1234</text:p>
          </table:table-cell>
          <table:table-cell/>
        </table:table-row>
        <table:table-row table:style-name="ro1">
          <table:table-cell office:value-type="float" office:value="1235">
            <text:p>1235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/>
        </table:table-row>
        <table:table-row table:style-name="ro1">
          <table:table-cell office:value-type="float" office:value="1238">
            <text:p>1238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/>
        </table:table-row>
        <table:table-row table:style-name="ro1">
          <table:table-cell office:value-type="float" office:value="1243">
            <text:p>1243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1245">
            <text:p>1245</text:p>
          </table:table-cell>
          <table:table-cell/>
        </table:table-row>
        <table:table-row table:style-name="ro1">
          <table:table-cell office:value-type="float" office:value="1246">
            <text:p>1246</text:p>
          </table:table-cell>
          <table:table-cell/>
        </table:table-row>
        <table:table-row table:style-name="ro1">
          <table:table-cell office:value-type="float" office:value="1247">
            <text:p>1247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/>
        </table:table-row>
        <table:table-row table:style-name="ro1">
          <table:table-cell office:value-type="float" office:value="1249">
            <text:p>1249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1251">
            <text:p>1251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/>
        </table:table-row>
        <table:table-row table:style-name="ro1">
          <table:table-cell office:value-type="float" office:value="1256">
            <text:p>1256</text:p>
          </table:table-cell>
          <table:table-cell/>
        </table:table-row>
        <table:table-row table:style-name="ro1">
          <table:table-cell office:value-type="float" office:value="1257">
            <text:p>1257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/>
        </table:table-row>
        <table:table-row table:style-name="ro1">
          <table:table-cell office:value-type="float" office:value="1259">
            <text:p>1259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/>
        </table:table-row>
        <table:table-row table:style-name="ro1">
          <table:table-cell office:value-type="float" office:value="1267">
            <text:p>1267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/>
        </table:table-row>
        <table:table-row table:style-name="ro1">
          <table:table-cell office:value-type="float" office:value="1271">
            <text:p>1271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/>
        </table:table-row>
        <table:table-row table:style-name="ro1">
          <table:table-cell office:value-type="float" office:value="1273">
            <text:p>1273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/>
        </table:table-row>
        <table:table-row table:style-name="ro1">
          <table:table-cell office:value-type="float" office:value="1277">
            <text:p>1277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1279">
            <text:p>1279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/>
        </table:table-row>
        <table:table-row table:style-name="ro1">
          <table:table-cell office:value-type="float" office:value="1287">
            <text:p>1287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/>
        </table:table-row>
        <table:table-row table:style-name="ro1"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1293">
            <text:p>1293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/>
        </table:table-row>
        <table:table-row table:style-name="ro1">
          <table:table-cell office:value-type="float" office:value="1317">
            <text:p>1317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/>
        </table:table-row>
        <table:table-row table:style-name="ro1"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355">
            <text:p>1355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/>
        </table:table-row>
        <table:table-row table:style-name="ro1">
          <table:table-cell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/>
        </table:table-row>
        <table:table-row table:style-name="ro1">
          <table:table-cell office:value-type="float" office:value="1371">
            <text:p>1371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/>
        </table:table-row>
        <table:table-row table:style-name="ro1">
          <table:table-cell office:value-type="float" office:value="1373">
            <text:p>1373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/>
        </table:table-row>
        <table:table-row table:style-name="ro1">
          <table:table-cell office:value-type="float" office:value="1381">
            <text:p>1381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/>
        </table:table-row>
        <table:table-row table:style-name="ro1">
          <table:table-cell office:value-type="float" office:value="1391">
            <text:p>1391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/>
        </table:table-row>
        <table:table-row table:style-name="ro1">
          <table:table-cell office:value-type="float" office:value="1396">
            <text:p>1396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/>
        </table:table-row>
        <table:table-row table:style-name="ro1"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1411">
            <text:p>1411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/>
        </table:table-row>
        <table:table-row table:style-name="ro1">
          <table:table-cell office:value-type="float" office:value="1415">
            <text:p>1415</text:p>
          </table:table-cell>
          <table:table-cell/>
        </table:table-row>
        <table:table-row table:style-name="ro1">
          <table:table-cell office:value-type="float" office:value="1416">
            <text:p>1416</text:p>
          </table:table-cell>
          <table:table-cell/>
        </table:table-row>
        <table:table-row table:style-name="ro1">
          <table:table-cell office:value-type="float" office:value="1417">
            <text:p>1417</text:p>
          </table:table-cell>
          <table:table-cell/>
        </table:table-row>
        <table:table-row table:style-name="ro1">
          <table:table-cell office:value-type="float" office:value="1418">
            <text:p>1418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/>
        </table:table-row>
        <table:table-row table:style-name="ro1">
          <table:table-cell office:value-type="float" office:value="1433">
            <text:p>1433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/>
        </table:table-row>
        <table:table-row table:style-name="ro1">
          <table:table-cell office:value-type="float" office:value="1436">
            <text:p>1436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139">
            <text:p>1139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/>
        </table:table-row>
        <table:table-row table:style-name="ro1">
          <table:table-cell office:value-type="float" office:value="1499">
            <text:p>1499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1189">
            <text:p>1189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/>
        </table:table-row>
        <table:table-row table:style-name="ro1">
          <table:table-cell office:value-type="float" office:value="1667">
            <text:p>1667</text:p>
          </table:table-cell>
          <table:table-cell/>
        </table:table-row>
        <table:table-row table:style-name="ro1">
          <table:table-cell office:value-type="float" office:value="1668">
            <text:p>1668</text:p>
          </table:table-cell>
          <table:table-cell/>
        </table:table-row>
        <table:table-row table:style-name="ro1">
          <table:table-cell office:value-type="float" office:value="1669">
            <text:p>1669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/>
        </table:table-row>
        <table:table-row table:style-name="ro1">
          <table:table-cell office:value-type="float" office:value="1671">
            <text:p>1671</text:p>
          </table:table-cell>
          <table:table-cell/>
        </table:table-row>
        <table:table-row table:style-name="ro1">
          <table:table-cell office:value-type="float" office:value="1672">
            <text:p>1672</text:p>
          </table:table-cell>
          <table:table-cell/>
        </table:table-row>
        <table:table-row table:style-name="ro1">
          <table:table-cell office:value-type="float" office:value="1673">
            <text:p>1673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/>
        </table:table-row>
        <table:table-row table:style-name="ro1">
          <table:table-cell office:value-type="float" office:value="1675">
            <text:p>1675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/>
        </table:table-row>
        <table:table-row table:style-name="ro1">
          <table:table-cell office:value-type="float" office:value="1677">
            <text:p>1677</text:p>
          </table:table-cell>
          <table:table-cell/>
        </table:table-row>
        <table:table-row table:style-name="ro1">
          <table:table-cell office:value-type="float" office:value="1678">
            <text:p>1678</text:p>
          </table:table-cell>
          <table:table-cell/>
        </table:table-row>
        <table:table-row table:style-name="ro1">
          <table:table-cell office:value-type="float" office:value="1679">
            <text:p>1679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/>
        </table:table-row>
        <table:table-row table:style-name="ro1">
          <table:table-cell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1682">
            <text:p>1682</text:p>
          </table:table-cell>
          <table:table-cell/>
        </table:table-row>
        <table:table-row table:style-name="ro1">
          <table:table-cell office:value-type="float" office:value="1683">
            <text:p>1683</text:p>
          </table:table-cell>
          <table:table-cell/>
        </table:table-row>
        <table:table-row table:style-name="ro1">
          <table:table-cell office:value-type="float" office:value="1684">
            <text:p>1684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/>
        </table:table-row>
        <table:table-row table:style-name="ro1">
          <table:table-cell office:value-type="float" office:value="1686">
            <text:p>1686</text:p>
          </table:table-cell>
          <table:table-cell/>
        </table:table-row>
        <table:table-row table:style-name="ro1">
          <table:table-cell office:value-type="float" office:value="1687">
            <text:p>1687</text:p>
          </table:table-cell>
          <table:table-cell/>
        </table:table-row>
        <table:table-row table:style-name="ro1">
          <table:table-cell office:value-type="float" office:value="1688">
            <text:p>1688</text:p>
          </table:table-cell>
          <table:table-cell/>
        </table:table-row>
        <table:table-row table:style-name="ro1"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/>
        </table:table-row>
        <table:table-row table:style-name="ro1">
          <table:table-cell office:value-type="float" office:value="1693">
            <text:p>1693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/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/>
        </table:table-row>
        <table:table-row table:style-name="ro1">
          <table:table-cell office:value-type="float" office:value="1698">
            <text:p>1698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/>
        </table:table-row>
        <table:table-row table:style-name="ro1">
          <table:table-cell office:value-type="float" office:value="1723">
            <text:p>1723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/>
        </table:table-row>
        <table:table-row table:style-name="ro1">
          <table:table-cell office:value-type="float" office:value="1729">
            <text:p>1729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/>
        </table:table-row>
        <table:table-row table:style-name="ro1">
          <table:table-cell office:value-type="float" office:value="1744">
            <text:p>1744</text:p>
          </table:table-cell>
          <table:table-cell/>
        </table:table-row>
        <table:table-row table:style-name="ro1">
          <table:table-cell office:value-type="float" office:value="1745">
            <text:p>1745</text:p>
          </table:table-cell>
          <table:table-cell/>
        </table:table-row>
        <table:table-row table:style-name="ro1">
          <table:table-cell office:value-type="float" office:value="1746">
            <text:p>1746</text:p>
          </table:table-cell>
          <table:table-cell/>
        </table:table-row>
        <table:table-row table:style-name="ro1">
          <table:table-cell office:value-type="float" office:value="1747">
            <text:p>1747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/>
        </table:table-row>
        <table:table-row table:style-name="ro1">
          <table:table-cell office:value-type="float" office:value="1749">
            <text:p>174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/>
        </table:table-row>
        <table:table-row table:style-name="ro1">
          <table:table-cell office:value-type="float" office:value="1773">
            <text:p>1773</text:p>
          </table:table-cell>
          <table:table-cell/>
        </table:table-row>
        <table:table-row table:style-name="ro1">
          <table:table-cell office:value-type="float" office:value="1774">
            <text:p>1774</text:p>
          </table:table-cell>
          <table:table-cell/>
        </table:table-row>
        <table:table-row table:style-name="ro1">
          <table:table-cell office:value-type="float" office:value="1775">
            <text:p>1775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/>
        </table:table-row>
        <table:table-row table:style-name="ro1">
          <table:table-cell office:value-type="float" office:value="1785">
            <text:p>1785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1789">
            <text:p>1789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/>
        </table:table-row>
        <table:table-row table:style-name="ro1">
          <table:table-cell office:value-type="float" office:value="1791">
            <text:p>1791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/>
        </table:table-row>
        <table:table-row table:style-name="ro1">
          <table:table-cell office:value-type="float" office:value="1799">
            <text:p>179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/>
        </table:table-row>
        <table:table-row table:style-name="ro1">
          <table:table-cell office:value-type="float" office:value="1937">
            <text:p>1937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1588">
            <text:p>1588</text:p>
          </table:table-cell>
        </table:table-row>
      </table:table>
      <table:table table:name="quantifier_type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Mean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 (small number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 (number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ss than V metr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 perc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 up to S km/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f up to M minut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 degrees Celsiu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 ti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 tonn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 metr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f up to D millimetr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 MHz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 kHz</text:p>
          </table:table-cell>
        </table:table-row>
      </table:table>
      <table:table table:name="quantifiers" table:style-name="ta3" table:print="false">
        <office:forms form:automatic-focus="false" form:apply-design-mode="false"/>
        <table:table-column table:style-name="co6" table:default-cell-style-name="ce2"/>
        <table:table-column table:style-name="co10" table:default-cell-style-name="ce2"/>
        <table:table-column table:style-name="co5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5" table:default-cell-style-name="ce3"/>
        <table:table-column table:style-name="co5" table:default-cell-style-name="ce2"/>
        <table:table-column table:style-name="co13" table:default-cell-style-name="ce2"/>
        <table:table-row table:style-name="ro1">
          <table:table-cell table:style-name="ce1"/>
          <table:table-cell table:style-name="ce1" office:value-type="string">
            <text:p>Label 2</text:p>
          </table:table-cell>
          <table:table-cell table:style-name="ce1" office:value-type="string">
            <text:p>Label 3</text:p>
          </table:table-cell>
          <table:table-cell table:style-name="ce1" office:value-type="string">
            <text:p>Label 4</text:p>
          </table:table-cell>
          <table:table-cell table:style-name="ce1" office:value-type="string">
            <text:p>Label 4</text:p>
          </table:table-cell>
          <table:table-cell table:style-name="ce1" office:value-type="string">
            <text:p>Label 4</text:p>
          </table:table-cell>
          <table:table-cell table:style-name="ce1" office:value-type="string">
            <text:p>Label 4</text:p>
          </table:table-cell>
          <table:table-cell table:style-name="ce1" office:value-type="string">
            <text:p>Label 4</text:p>
          </table:table-cell>
          <table:table-cell table:style-name="ce1" office:value-type="string">
            <text:p>Label 4</text:p>
          </table:table-cell>
        </table:table-row>
        <table:table-row table:style-name="ro1">
          <table:table-cell table:style-name="ce1" table:number-columns-repeated="3"/>
          <table:table-cell table:style-name="ce1" office:value-type="string">
            <text:p>Quantifier 0</text:p>
          </table:table-cell>
          <table:table-cell table:style-name="ce1" office:value-type="string">
            <text:p>Quantifier 1</text:p>
          </table:table-cell>
          <table:table-cell table:style-name="ce1" office:value-type="string">
            <text:p>Quantifier 2</text:p>
          </table:table-cell>
          <table:table-cell table:style-name="ce1" office:value-type="string">
            <text:p>Quantifier 3</text:p>
          </table:table-cell>
          <table:table-cell table:style-name="ce1" office:value-type="string">
            <text:p>Quantifier 4</text:p>
          </table:table-cell>
          <table:table-cell table:style-name="ce1" office:value-type="string">
            <text:p>Quantifier 5</text:p>
          </table:table-cell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Affected length</text:p>
          </table:table-cell>
          <table:table-cell table:style-name="ce1" office:value-type="string">
            <text:p>Speed limit</text:p>
          </table:table-cell>
          <table:table-cell table:style-name="ce1" office:value-type="string">
            <text:p>Small number</text:p>
          </table:table-cell>
          <table:table-cell table:style-name="ce1" office:value-type="string">
            <text:p>Numbers</text:p>
          </table:table-cell>
          <table:table-cell table:style-name="ce1" office:value-type="string">
            <text:p>Visibility</text:p>
          </table:table-cell>
          <table:table-cell table:style-name="ce1" office:value-type="string">
            <text:p>Probability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Time peri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5 mile</text:p>
          </table:table-cell>
          <table:table-cell office:value-type="string">
            <text:p>5 mil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ss than 10 m</text:p>
          </table:table-cell>
          <table:table-cell office:value-type="percentage" office:value="0.05">
            <text:p>5.00%</text:p>
          </table:table-cell>
          <table:table-cell office:value-type="string">
            <text:p>5 mph</text:p>
          </table:table-cell>
          <table:table-cell office:value-type="string">
            <text:p>up to 5 m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 miles</text:p>
          </table:table-cell>
          <table:table-cell office:value-type="string">
            <text:p>5 mil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ess than 20 m</text:p>
          </table:table-cell>
          <table:table-cell office:value-type="percentage" office:value="0.1">
            <text:p>10.00%</text:p>
          </table:table-cell>
          <table:table-cell office:value-type="string">
            <text:p>5 mph</text:p>
          </table:table-cell>
          <table:table-cell office:value-type="string">
            <text:p>up to 10 m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 miles</text:p>
          </table:table-cell>
          <table:table-cell office:value-type="string">
            <text:p>10 mile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ess than 30 m</text:p>
          </table:table-cell>
          <table:table-cell office:value-type="percentage" office:value="0.15">
            <text:p>15.00%</text:p>
          </table:table-cell>
          <table:table-cell office:value-type="string">
            <text:p>10 mph</text:p>
          </table:table-cell>
          <table:table-cell office:value-type="string">
            <text:p>up to 15 m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 miles</text:p>
          </table:table-cell>
          <table:table-cell office:value-type="string">
            <text:p>10 mile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ess than 40 m</text:p>
          </table:table-cell>
          <table:table-cell office:value-type="percentage" office:value="0.2">
            <text:p>20.00%</text:p>
          </table:table-cell>
          <table:table-cell office:value-type="string">
            <text:p>10 mph</text:p>
          </table:table-cell>
          <table:table-cell office:value-type="string">
            <text:p>up to 20 m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 miles</text:p>
          </table:table-cell>
          <table:table-cell office:value-type="string">
            <text:p>15 mile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less than 50 m</text:p>
          </table:table-cell>
          <table:table-cell office:value-type="percentage" office:value="0.25">
            <text:p>25.00%</text:p>
          </table:table-cell>
          <table:table-cell office:value-type="string">
            <text:p>15 mph</text:p>
          </table:table-cell>
          <table:table-cell office:value-type="string">
            <text:p>up to 25 m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 miles</text:p>
          </table:table-cell>
          <table:table-cell office:value-type="string">
            <text:p>20 miles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less than 60 m</text:p>
          </table:table-cell>
          <table:table-cell office:value-type="percentage" office:value="0.3">
            <text:p>30.00%</text:p>
          </table:table-cell>
          <table:table-cell office:value-type="string">
            <text:p>20 mph</text:p>
          </table:table-cell>
          <table:table-cell office:value-type="string">
            <text:p>up to 30 m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 miles</text:p>
          </table:table-cell>
          <table:table-cell office:value-type="string">
            <text:p>20 miles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less than 70 m</text:p>
          </table:table-cell>
          <table:table-cell office:value-type="percentage" office:value="0.35">
            <text:p>35.00%</text:p>
          </table:table-cell>
          <table:table-cell office:value-type="string">
            <text:p>20 mph</text:p>
          </table:table-cell>
          <table:table-cell office:value-type="string">
            <text:p>up to 35 m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 miles</text:p>
          </table:table-cell>
          <table:table-cell office:value-type="string">
            <text:p>25 miles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less than 80 m</text:p>
          </table:table-cell>
          <table:table-cell office:value-type="percentage" office:value="0.4">
            <text:p>40.00%</text:p>
          </table:table-cell>
          <table:table-cell office:value-type="string">
            <text:p>25 mph</text:p>
          </table:table-cell>
          <table:table-cell office:value-type="string">
            <text:p>up to 40 mi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6 miles</text:p>
          </table:table-cell>
          <table:table-cell office:value-type="string">
            <text:p>30 miles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less than 90 m</text:p>
          </table:table-cell>
          <table:table-cell office:value-type="percentage" office:value="0.45">
            <text:p>45.00%</text:p>
          </table:table-cell>
          <table:table-cell office:value-type="string">
            <text:p>30 mph</text:p>
          </table:table-cell>
          <table:table-cell office:value-type="string">
            <text:p>up to 45 m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 miles</text:p>
          </table:table-cell>
          <table:table-cell office:value-type="string">
            <text:p>30 miles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less than 100 m</text:p>
          </table:table-cell>
          <table:table-cell office:value-type="percentage" office:value="0.5">
            <text:p>50.00%</text:p>
          </table:table-cell>
          <table:table-cell office:value-type="string">
            <text:p>30 mph</text:p>
          </table:table-cell>
          <table:table-cell office:value-type="string">
            <text:p>up to 50 mi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7 miles</text:p>
          </table:table-cell>
          <table:table-cell office:value-type="string">
            <text:p>35 miles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string">
            <text:p>less than 110 m</text:p>
          </table:table-cell>
          <table:table-cell office:value-type="percentage" office:value="0.55">
            <text:p>55.00%</text:p>
          </table:table-cell>
          <table:table-cell office:value-type="string">
            <text:p>35 mph</text:p>
          </table:table-cell>
          <table:table-cell office:value-type="string">
            <text:p>up to 1 hour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9 miles</text:p>
          </table:table-cell>
          <table:table-cell office:value-type="string">
            <text:p>40 miles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string">
            <text:p>less than 120 m</text:p>
          </table:table-cell>
          <table:table-cell office:value-type="percentage" office:value="0.6">
            <text:p>60.00%</text:p>
          </table:table-cell>
          <table:table-cell office:value-type="string">
            <text:p>40 mph</text:p>
          </table:table-cell>
          <table:table-cell office:value-type="string">
            <text:p>up to 2 hour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 miles</text:p>
          </table:table-cell>
          <table:table-cell office:value-type="string">
            <text:p>40 miles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less than 130 m</text:p>
          </table:table-cell>
          <table:table-cell office:value-type="percentage" office:value="0.65">
            <text:p>65.00%</text:p>
          </table:table-cell>
          <table:table-cell office:value-type="string">
            <text:p>40 mph</text:p>
          </table:table-cell>
          <table:table-cell office:value-type="string">
            <text:p>up to 3 hour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1 miles</text:p>
          </table:table-cell>
          <table:table-cell office:value-type="string">
            <text:p>45 miles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string">
            <text:p>less than 140 m</text:p>
          </table:table-cell>
          <table:table-cell office:value-type="percentage" office:value="0.7">
            <text:p>70.00%</text:p>
          </table:table-cell>
          <table:table-cell office:value-type="string">
            <text:p>45 mph</text:p>
          </table:table-cell>
          <table:table-cell office:value-type="string">
            <text:p>up to 4 hour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 miles</text:p>
          </table:table-cell>
          <table:table-cell office:value-type="string">
            <text:p>45 miles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less than 150 m</text:p>
          </table:table-cell>
          <table:table-cell office:value-type="percentage" office:value="0.75">
            <text:p>75.00%</text:p>
          </table:table-cell>
          <table:table-cell office:value-type="string">
            <text:p>45 mph</text:p>
          </table:table-cell>
          <table:table-cell office:value-type="string">
            <text:p>up to 5 hour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5 miles</text:p>
          </table:table-cell>
          <table:table-cell office:value-type="string">
            <text:p>50 miles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less than 160 m</text:p>
          </table:table-cell>
          <table:table-cell office:value-type="percentage" office:value="0.8">
            <text:p>80.00%</text:p>
          </table:table-cell>
          <table:table-cell office:value-type="string">
            <text:p>50 mph</text:p>
          </table:table-cell>
          <table:table-cell office:value-type="string">
            <text:p>up to 6 hour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 miles</text:p>
          </table:table-cell>
          <table:table-cell office:value-type="string">
            <text:p>55 miles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string">
            <text:p>less than 170 m</text:p>
          </table:table-cell>
          <table:table-cell office:value-type="percentage" office:value="0.85">
            <text:p>85.00%</text:p>
          </table:table-cell>
          <table:table-cell office:value-type="string">
            <text:p>55 mph</text:p>
          </table:table-cell>
          <table:table-cell office:value-type="string">
            <text:p>up to 7 hour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 miles</text:p>
          </table:table-cell>
          <table:table-cell office:value-type="string">
            <text:p>55 miles</text:p>
          </table:table-cell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string">
            <text:p>less than 180 m</text:p>
          </table:table-cell>
          <table:table-cell office:value-type="percentage" office:value="0.9">
            <text:p>90.00%</text:p>
          </table:table-cell>
          <table:table-cell office:value-type="string">
            <text:p>55 mph</text:p>
          </table:table-cell>
          <table:table-cell office:value-type="string">
            <text:p>up to 8 hour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5 miles</text:p>
          </table:table-cell>
          <table:table-cell office:value-type="string">
            <text:p>60 miles</text:p>
          </table:table-cell>
          <table:table-cell office:value-type="float" office:value="19">
            <text:p>19</text:p>
          </table:table-cell>
          <table:table-cell office:value-type="float" office:value="350">
            <text:p>350</text:p>
          </table:table-cell>
          <table:table-cell office:value-type="string">
            <text:p>less than 190 m</text:p>
          </table:table-cell>
          <table:table-cell office:value-type="percentage" office:value="0.95">
            <text:p>95.00%</text:p>
          </table:table-cell>
          <table:table-cell office:value-type="string">
            <text:p>60 mph</text:p>
          </table:table-cell>
          <table:table-cell office:value-type="string">
            <text:p>up to 9 hour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0 miles</text:p>
          </table:table-cell>
          <table:table-cell office:value-type="string">
            <text:p>60 miles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string">
            <text:p>less than 200 m</text:p>
          </table:table-cell>
          <table:table-cell office:value-type="percentage" office:value="1">
            <text:p>100.00%</text:p>
          </table:table-cell>
          <table:table-cell office:value-type="string">
            <text:p>60 mph</text:p>
          </table:table-cell>
          <table:table-cell office:value-type="string">
            <text:p>up to 10 hour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0 miles</text:p>
          </table:table-cell>
          <table:table-cell office:value-type="string">
            <text:p>65 miles</text:p>
          </table:table-cell>
          <table:table-cell office:value-type="float" office:value="21">
            <text:p>21</text:p>
          </table:table-cell>
          <table:table-cell office:value-type="float" office:value="450">
            <text:p>450</text:p>
          </table:table-cell>
          <table:table-cell office:value-type="string">
            <text:p>less than 210 m</text:p>
          </table:table-cell>
          <table:table-cell table:style-name="ce2"/>
          <table:table-cell office:value-type="string">
            <text:p>65 mph</text:p>
          </table:table-cell>
          <table:table-cell office:value-type="string">
            <text:p>up to 11 hour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35 miles</text:p>
          </table:table-cell>
          <table:table-cell office:value-type="string">
            <text:p>70 miles</text:p>
          </table:table-cell>
          <table:table-cell office:value-type="float" office:value="22">
            <text:p>22</text:p>
          </table:table-cell>
          <table:table-cell office:value-type="float" office:value="500">
            <text:p>500</text:p>
          </table:table-cell>
          <table:table-cell office:value-type="string">
            <text:p>less than 220 m</text:p>
          </table:table-cell>
          <table:table-cell table:style-name="ce2"/>
          <table:table-cell office:value-type="string">
            <text:p>70 mph</text:p>
          </table:table-cell>
          <table:table-cell office:value-type="string">
            <text:p>up to 12 hour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35 miles</text:p>
          </table:table-cell>
          <table:table-cell office:value-type="string">
            <text:p>70 miles</text:p>
          </table:table-cell>
          <table:table-cell office:value-type="float" office:value="23">
            <text:p>23</text:p>
          </table:table-cell>
          <table:table-cell office:value-type="float" office:value="550">
            <text:p>550</text:p>
          </table:table-cell>
          <table:table-cell office:value-type="string">
            <text:p>less than 230 m</text:p>
          </table:table-cell>
          <table:table-cell table:style-name="ce2"/>
          <table:table-cell office:value-type="string">
            <text:p>70 mph</text:p>
          </table:table-cell>
          <table:table-cell office:value-type="string">
            <text:p>up to 18 hour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40 miles</text:p>
          </table:table-cell>
          <table:table-cell office:value-type="string">
            <text:p>75 miles</text:p>
          </table:table-cell>
          <table:table-cell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string">
            <text:p>less than 240 m</text:p>
          </table:table-cell>
          <table:table-cell table:style-name="ce2"/>
          <table:table-cell office:value-type="string">
            <text:p>75 mph</text:p>
          </table:table-cell>
          <table:table-cell office:value-type="string">
            <text:p>up to 24 hour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45 miles</text:p>
          </table:table-cell>
          <table:table-cell office:value-type="string">
            <text:p>80 miles</text:p>
          </table:table-cell>
          <table:table-cell office:value-type="float" office:value="25">
            <text:p>25</text:p>
          </table:table-cell>
          <table:table-cell office:value-type="float" office:value="650">
            <text:p>650</text:p>
          </table:table-cell>
          <table:table-cell office:value-type="string">
            <text:p>less than 250 m</text:p>
          </table:table-cell>
          <table:table-cell table:style-name="ce2"/>
          <table:table-cell office:value-type="string">
            <text:p>80 mph</text:p>
          </table:table-cell>
          <table:table-cell office:value-type="string">
            <text:p>up to 30 hour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5 miles</text:p>
          </table:table-cell>
          <table:table-cell office:value-type="string">
            <text:p>80 miles</text:p>
          </table:table-cell>
          <table:table-cell office:value-type="float" office:value="26">
            <text:p>26</text:p>
          </table:table-cell>
          <table:table-cell office:value-type="float" office:value="700">
            <text:p>700</text:p>
          </table:table-cell>
          <table:table-cell office:value-type="string">
            <text:p>less than 260 m</text:p>
          </table:table-cell>
          <table:table-cell table:style-name="ce2"/>
          <table:table-cell office:value-type="string">
            <text:p>80 mph</text:p>
          </table:table-cell>
          <table:table-cell office:value-type="string">
            <text:p>up to 36 hour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50 miles</text:p>
          </table:table-cell>
          <table:table-cell/>
          <table:table-cell office:value-type="float" office:value="27">
            <text:p>27</text:p>
          </table:table-cell>
          <table:table-cell office:value-type="float" office:value="750">
            <text:p>750</text:p>
          </table:table-cell>
          <table:table-cell office:value-type="string">
            <text:p>less than 270 m</text:p>
          </table:table-cell>
          <table:table-cell table:style-name="ce2"/>
          <table:table-cell office:value-type="string">
            <text:p>85 mph</text:p>
          </table:table-cell>
          <table:table-cell office:value-type="string">
            <text:p>up to 42 hour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55 miles</text:p>
          </table:table-cell>
          <table:table-cell/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office:value-type="string">
            <text:p>less than 280 m</text:p>
          </table:table-cell>
          <table:table-cell table:style-name="ce2"/>
          <table:table-cell office:value-type="string">
            <text:p>85 mph</text:p>
          </table:table-cell>
          <table:table-cell office:value-type="string">
            <text:p>up to 48 hour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55 miles</text:p>
          </table:table-cell>
          <table:table-cell/>
          <table:table-cell office:value-type="float" office:value="29">
            <text:p>29</text:p>
          </table:table-cell>
          <table:table-cell office:value-type="float" office:value="850">
            <text:p>850</text:p>
          </table:table-cell>
          <table:table-cell office:value-type="string">
            <text:p>less than 290 m</text:p>
          </table:table-cell>
          <table:table-cell table:style-name="ce2"/>
          <table:table-cell office:value-type="string">
            <text:p>90 mph</text:p>
          </table:table-cell>
          <table:table-cell office:value-type="string">
            <text:p>up to 54 hour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60 miles</text:p>
          </table:table-cell>
          <table:table-cell/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office:value-type="string">
            <text:p>less than 300 m</text:p>
          </table:table-cell>
          <table:table-cell table:style-name="ce2"/>
          <table:table-cell office:value-type="string">
            <text:p>95 mph</text:p>
          </table:table-cell>
          <table:table-cell office:value-type="string">
            <text:p>up to 60 hour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60 miles</text:p>
          </table:table-cell>
          <table:table-cell/>
          <table:table-cell office:value-type="float" office:value="31">
            <text:p>31</text:p>
          </table:table-cell>
          <table:table-cell office:value-type="float" office:value="950">
            <text:p>950</text:p>
          </table:table-cell>
          <table:table-cell/>
          <table:table-cell table:style-name="ce2"/>
          <table:table-cell office:value-type="string">
            <text:p>95 mph</text:p>
          </table:table-cell>
          <table:table-cell office:value-type="string">
            <text:p>up to 66 h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&gt;60 miles</text:p>
          </table:table-cell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100 mph</text:p>
          </table:table-cell>
          <table:table-cell office:value-type="string">
            <text:p>up to 72 hours</text:p>
          </table:table-cell>
        </table:table-row>
      </table:table>
      <table:database-ranges>
        <table:database-range table:target-range-address="correspondence.A1:correspondence.B10484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06/14/2010</text:date>, <text:time>21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mitrios Symeonidis</meta:initial-creator>
    <meta:creation-date>2010-04-01T21:19:04</meta:creation-date>
    <dc:creator>Dimitrios Symeonidis</dc:creator>
    <dc:date>2010-06-14T21:21:44</dc:date>
    <meta:editing-cycles>73</meta:editing-cycles>
    <meta:editing-duration>PT05H52M11S</meta:editing-duration>
    <meta:generator>OpenOffice.org/3.2$Unix OpenOffice.org_project/320m12$Build-9483</meta:generator>
    <meta:document-statistic meta:table-count="4" meta:cell-count="8909" meta:object-count="0"/>
  </office:meta>
</office:document-meta>
</file>